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office:font-face-decls>
  <office:automatic-styles>
    <style:style style:name="P1" style:parent-style-name="term" style:master-page-name="MP0" style:family="paragraph">
      <style:paragraph-properties fo:break-before="page"/>
    </style:style>
    <style:style style:name="T2" style:parent-style-name="Policepardéfaut" style:family="text">
      <style:text-properties fo:font-style="italic" style:font-style-asian="italic"/>
    </style:style>
    <style:style style:name="P3" style:parent-style-name="term" style:family="paragraph">
      <style:text-properties fo:language="en" fo:country="US"/>
    </style:style>
    <style:style style:name="P4" style:parent-style-name="term" style:family="paragraph">
      <style:text-properties fo:language="en" fo:country="US"/>
    </style:style>
    <style:style style:name="P5" style:parent-style-name="term" style:family="paragraph">
      <style:text-properties fo:language="en" fo:country="US"/>
    </style:style>
    <style:style style:name="P6" style:parent-style-name="term" style:family="paragraph">
      <style:text-properties fo:language="en" fo:country="US"/>
    </style:style>
    <style:style style:name="P7" style:parent-style-name="term" style:family="paragraph">
      <style:text-properties fo:language="en" fo:country="GB"/>
    </style:style>
    <style:style style:name="P8" style:parent-style-name="term" style:family="paragraph">
      <style:text-properties fo:language="en" fo:country="GB"/>
    </style:style>
    <style:style style:name="T9" style:parent-style-name="Policepardéfaut" style:family="text">
      <style:text-properties fo:font-variant="small-caps" fo:language="it" fo:country="IT"/>
    </style:style>
    <style:style style:name="T10" style:parent-style-name="Policepardéfaut" style:family="text">
      <style:text-properties fo:language="it" fo:country="IT"/>
    </style:style>
    <style:style style:name="P11" style:parent-style-name="bibl" style:family="paragraph">
      <style:text-properties fo:language="it" fo:country="IT"/>
    </style:style>
    <style:style style:name="T12" style:parent-style-name="Policepardéfaut" style:family="text">
      <style:text-properties style:font-name-complex="Times New Roman"/>
    </style:style>
    <style:style style:name="T13" style:parent-style-name="Policepardéfaut" style:family="text">
      <style:text-properties style:font-name-complex="Times New Roman" fo:font-style="italic" style:font-style-asian="italic"/>
    </style:style>
    <style:style style:name="T14" style:parent-style-name="Policepardéfaut" style:family="text">
      <style:text-properties style:font-name-complex="Times New Roman" fo:font-style="italic" style:font-style-asian="italic"/>
    </style:style>
    <style:style style:name="T15" style:parent-style-name="Policepardéfaut" style:family="text">
      <style:text-properties style:font-name-complex="Times New Roman" fo:font-style="italic" style:font-style-asian="italic"/>
    </style:style>
    <style:style style:name="T16" style:parent-style-name="Policepardéfaut" style:family="text">
      <style:text-properties style:font-name-complex="Times New Roman"/>
    </style:style>
    <style:style style:name="T17" style:parent-style-name="Policepardéfaut" style:family="text">
      <style:text-properties style:font-name-complex="Times New Roman"/>
    </style:style>
    <style:style style:name="T18" style:parent-style-name="Policepardéfaut" style:family="text">
      <style:text-properties style:font-name-complex="Times New Roman"/>
    </style:style>
    <style:style style:name="T19" style:parent-style-name="Policepardéfaut" style:family="text">
      <style:text-properties style:font-name-complex="Times New Roman" fo:font-style="italic" style:font-style-asian="italic"/>
    </style:style>
    <style:style style:name="T20" style:parent-style-name="Policepardéfaut" style:family="text">
      <style:text-properties style:font-name-complex="Times New Roman"/>
    </style:style>
    <style:style style:name="T21" style:parent-style-name="Policepardéfaut" style:family="text">
      <style:text-properties style:font-name-complex="Times New Roman" fo:font-style="italic" style:font-style-asian="italic"/>
    </style:style>
    <style:style style:name="T22" style:parent-style-name="Policepardéfaut" style:family="text">
      <style:text-properties style:font-name-complex="Times New Roman"/>
    </style:style>
    <style:style style:name="T23" style:parent-style-name="Policepardéfaut" style:family="text">
      <style:text-properties style:font-name-complex="Times New Roman"/>
    </style:style>
    <style:style style:name="T24" style:parent-style-name="Policepardéfaut" style:family="text">
      <style:text-properties style:font-name-complex="Times New Roman"/>
    </style:style>
    <style:style style:name="T25" style:parent-style-name="Policepardéfaut" style:family="text">
      <style:text-properties style:font-name-complex="Times New Roman"/>
    </style:style>
    <style:style style:name="T26" style:parent-style-name="Policepardéfaut" style:family="text">
      <style:text-properties style:font-name-complex="Times New Roman"/>
    </style:style>
    <style:style style:name="T27" style:parent-style-name="Policepardéfaut" style:family="text">
      <style:text-properties style:font-name-complex="Times New Roman"/>
    </style:style>
    <style:style style:name="T28" style:parent-style-name="Policepardéfaut" style:family="text">
      <style:text-properties style:font-name-complex="Times New Roman"/>
    </style:style>
    <style:style style:name="T29" style:parent-style-name="Policepardéfaut" style:family="text">
      <style:text-properties style:font-name-complex="Times New Roman"/>
    </style:style>
    <style:style style:name="T30" style:parent-style-name="Policepardéfaut" style:family="text">
      <style:text-properties style:font-name-complex="Times New Roman"/>
    </style:style>
    <style:style style:name="P31" style:parent-style-name="Corpsdetexte" style:family="paragraph">
      <style:text-properties style:font-name-complex="Times New Roman"/>
    </style:style>
    <style:style style:name="P32" style:parent-style-name="Corpsdetexte" style:family="paragraph">
      <style:text-properties style:font-name-complex="Times New Roman"/>
    </style:style>
    <style:style style:name="P33" style:parent-style-name="Corpsdetexte" style:family="paragraph">
      <style:text-properties style:font-name-complex="Times New Roman"/>
    </style:style>
    <style:style style:name="T34" style:parent-style-name="Policepardéfaut" style:family="text">
      <style:text-properties style:font-name-complex="Times New Roman"/>
    </style:style>
    <style:style style:name="T35" style:parent-style-name="Policepardéfaut" style:family="text">
      <style:text-properties style:font-name-complex="Times New Roman"/>
    </style:style>
    <style:style style:name="T36" style:parent-style-name="Policepardéfaut" style:family="text">
      <style:text-properties style:font-name-complex="Times New Roman"/>
    </style:style>
    <style:style style:name="T37" style:parent-style-name="Policepardéfaut" style:family="text">
      <style:text-properties style:font-name-complex="Times New Roman"/>
    </style:style>
    <style:style style:name="T38" style:parent-style-name="Policepardéfaut" style:family="text">
      <style:text-properties style:font-name-complex="Times New Roman"/>
    </style:style>
    <style:style style:name="T39" style:parent-style-name="Policepardéfaut" style:family="text">
      <style:text-properties style:font-name-complex="Times New Roman"/>
    </style:style>
    <style:style style:name="T40" style:parent-style-name="Policepardéfaut" style:family="text">
      <style:text-properties style:font-name-complex="Times New Roman"/>
    </style:style>
    <style:style style:name="T41" style:parent-style-name="Policepardéfaut" style:family="text">
      <style:text-properties style:font-name-complex="Times New Roman"/>
    </style:style>
    <style:style style:name="T42" style:parent-style-name="Policepardéfaut" style:family="text">
      <style:text-properties style:font-name-complex="Times New Roman"/>
    </style:style>
    <style:style style:name="T43" style:parent-style-name="Policepardéfaut" style:family="text">
      <style:text-properties style:font-name-complex="Times New Roman"/>
    </style:style>
    <style:style style:name="T44" style:parent-style-name="Policepardéfaut" style:family="text">
      <style:text-properties style:font-name-complex="Times New Roman"/>
    </style:style>
    <style:style style:name="T45" style:parent-style-name="Policepardéfaut" style:family="text">
      <style:text-properties style:font-name-complex="Times New Roman"/>
    </style:style>
    <style:style style:name="T46" style:parent-style-name="Policepardéfaut" style:family="text">
      <style:text-properties style:font-name-complex="Times New Roman" fo:font-style="italic" style:font-style-asian="italic"/>
    </style:style>
    <style:style style:name="T47" style:parent-style-name="Policepardéfaut" style:family="text">
      <style:text-properties style:font-name-complex="Times New Roman"/>
    </style:style>
    <style:style style:name="T48" style:parent-style-name="Policepardéfaut" style:family="text">
      <style:text-properties style:font-name-complex="Times New Roman"/>
    </style:style>
    <style:style style:name="T49" style:parent-style-name="Policepardéfaut" style:family="text">
      <style:text-properties style:font-name-complex="Times New Roman"/>
    </style:style>
    <style:style style:name="T50" style:parent-style-name="Policepardéfaut" style:family="text">
      <style:text-properties style:font-name-complex="Times New Roman"/>
    </style:style>
    <style:style style:name="T51" style:parent-style-name="Policepardéfaut" style:family="text">
      <style:text-properties style:font-name-complex="Times New Roman"/>
    </style:style>
    <style:style style:name="T52" style:parent-style-name="Policepardéfaut" style:family="text">
      <style:text-properties style:font-name-complex="Times New Roman"/>
    </style:style>
    <style:style style:name="T53" style:parent-style-name="Policepardéfaut" style:family="text">
      <style:text-properties style:font-name-complex="Times New Roman"/>
    </style:style>
    <style:style style:name="T54" style:parent-style-name="Policepardéfaut" style:family="text">
      <style:text-properties style:font-name-complex="Times New Roman"/>
    </style:style>
    <style:style style:name="T55" style:parent-style-name="Policepardéfaut" style:family="text">
      <style:text-properties style:font-name-complex="Times New Roman"/>
    </style:style>
    <style:style style:name="T56" style:parent-style-name="Policepardéfaut" style:family="text">
      <style:text-properties style:font-name-complex="Times New Roman"/>
    </style:style>
    <style:style style:name="T57" style:parent-style-name="Policepardéfaut" style:family="text">
      <style:text-properties style:font-name-complex="Times New Roman"/>
    </style:style>
    <style:style style:name="T58" style:parent-style-name="Policepardéfaut" style:family="text">
      <style:text-properties style:font-name-complex="Times New Roman"/>
    </style:style>
    <style:style style:name="T59" style:parent-style-name="Policepardéfaut" style:family="text">
      <style:text-properties style:font-name-complex="Times New Roman"/>
    </style:style>
    <style:style style:name="T60" style:parent-style-name="Policepardéfaut" style:family="text">
      <style:text-properties style:font-name-complex="Times New Roman"/>
    </style:style>
    <style:style style:name="T61" style:parent-style-name="Policepardéfaut" style:family="text">
      <style:text-properties style:font-name-complex="Times New Roman"/>
    </style:style>
    <style:style style:name="P62" style:parent-style-name="Corpsdetexte" style:family="paragraph">
      <style:text-properties style:font-name-complex="Times New Roman"/>
    </style:style>
    <style:style style:name="P63" style:parent-style-name="Corpsdetexte" style:family="paragraph">
      <style:text-properties style:font-name-complex="Times New Roman"/>
    </style:style>
    <style:style style:name="T64" style:parent-style-name="Policepardéfaut" style:family="text">
      <style:text-properties style:font-name-complex="Times New Roman"/>
    </style:style>
    <style:style style:name="T65" style:parent-style-name="Policepardéfaut" style:family="text">
      <style:text-properties style:font-name-complex="Times New Roman"/>
    </style:style>
    <style:style style:name="T66" style:parent-style-name="Policepardéfaut" style:family="text">
      <style:text-properties style:font-name-complex="Times New Roman"/>
    </style:style>
    <style:style style:name="T67" style:parent-style-name="Policepardéfaut" style:family="text">
      <style:text-properties style:font-name-complex="Times New Roman"/>
    </style:style>
    <style:style style:name="T68" style:parent-style-name="Policepardéfaut" style:family="text">
      <style:text-properties style:font-name-complex="Times New Roman"/>
    </style:style>
    <style:style style:name="T69" style:parent-style-name="Policepardéfaut" style:family="text">
      <style:text-properties style:font-name-complex="Times New Roman"/>
    </style:style>
    <style:style style:name="T70" style:parent-style-name="Policepardéfaut" style:family="text">
      <style:text-properties style:font-name-complex="Times New Roman"/>
    </style:style>
    <style:style style:name="T71" style:parent-style-name="Policepardéfaut" style:family="text">
      <style:text-properties style:font-name-complex="Times New Roman"/>
    </style:style>
    <style:style style:name="T72" style:parent-style-name="Policepardéfaut" style:family="text">
      <style:text-properties style:font-name-complex="Times New Roman"/>
    </style:style>
    <style:style style:name="T73" style:parent-style-name="Policepardéfaut" style:family="text">
      <style:text-properties style:font-name-complex="Times New Roman"/>
    </style:style>
    <style:style style:name="P74" style:parent-style-name="quote.l" style:family="paragraph">
      <style:text-properties fo:language="it" fo:country="IT"/>
    </style:style>
    <style:style style:name="P75" style:parent-style-name="quote.l" style:family="paragraph">
      <style:text-properties fo:language="it" fo:country="IT"/>
    </style:style>
    <style:style style:name="P76" style:parent-style-name="quote.l" style:family="paragraph">
      <style:text-properties fo:language="it" fo:country="IT"/>
    </style:style>
    <style:style style:name="T77" style:parent-style-name="Policepardéfaut" style:family="text">
      <style:text-properties style:font-name-complex="Times New Roman"/>
    </style:style>
    <style:style style:name="T78" style:parent-style-name="Policepardéfaut" style:family="text">
      <style:text-properties style:font-name-complex="Times New Roman" fo:font-style="italic" style:font-style-asian="italic"/>
    </style:style>
    <style:style style:name="T79" style:parent-style-name="Policepardéfaut" style:family="text">
      <style:text-properties style:font-name-complex="Times New Roman"/>
    </style:style>
    <style:style style:name="T80" style:parent-style-name="Policepardéfaut" style:family="text">
      <style:text-properties style:font-name-complex="Times New Roman" fo:font-style="italic" style:font-style-asian="italic"/>
    </style:style>
    <style:style style:name="T81" style:parent-style-name="Policepardéfaut" style:family="text">
      <style:text-properties style:font-name-complex="Times New Roman"/>
    </style:style>
    <style:style style:name="T82" style:parent-style-name="Policepardéfaut" style:family="text">
      <style:text-properties style:font-name-complex="Times New Roman" fo:font-style="italic" style:font-style-asian="italic"/>
    </style:style>
    <style:style style:name="T83" style:parent-style-name="Policepardéfaut" style:family="text">
      <style:text-properties style:font-name-complex="Times New Roman"/>
    </style:style>
    <style:style style:name="T84" style:parent-style-name="Policepardéfaut" style:family="text">
      <style:text-properties style:font-name-complex="Times New Roman"/>
    </style:style>
    <style:style style:name="T85" style:parent-style-name="Policepardéfaut" style:family="text">
      <style:text-properties style:font-name-complex="Times New Roman"/>
    </style:style>
    <style:style style:name="T86" style:parent-style-name="Policepardéfaut" style:family="text">
      <style:text-properties style:font-name-complex="Times New Roman" fo:font-style="italic" style:font-style-asian="italic"/>
    </style:style>
    <style:style style:name="T87" style:parent-style-name="Policepardéfaut" style:family="text">
      <style:text-properties style:font-name-complex="Times New Roman"/>
    </style:style>
    <style:style style:name="T88" style:parent-style-name="Policepardéfaut" style:family="text">
      <style:text-properties style:font-name-complex="Times New Roman"/>
    </style:style>
    <style:style style:name="T89" style:parent-style-name="Policepardéfaut" style:family="text">
      <style:text-properties style:font-name-complex="Times New Roman"/>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style:style>
    <style:style style:name="P93" style:parent-style-name="quote.l" style:family="paragraph">
      <style:text-properties fo:language="it" fo:country="IT"/>
    </style:style>
    <style:style style:name="P94" style:parent-style-name="quote.l" style:family="paragraph">
      <style:text-properties fo:language="it" fo:country="IT"/>
    </style:style>
    <style:style style:name="P95" style:parent-style-name="quote.l" style:family="paragraph">
      <style:text-properties fo:language="it" fo:country="IT"/>
    </style:style>
    <style:style style:name="P96" style:parent-style-name="quote.l" style:family="paragraph">
      <style:text-properties fo:language="it" fo:country="IT"/>
    </style:style>
    <style:style style:name="T97" style:parent-style-name="Policepardéfaut" style:family="text">
      <style:text-properties style:font-name-complex="Times New Roman"/>
    </style:style>
    <style:style style:name="T98" style:parent-style-name="Policepardéfaut" style:family="text">
      <style:text-properties style:font-name-complex="Times New Roman"/>
    </style:style>
    <style:style style:name="T99" style:parent-style-name="Policepardéfaut" style:family="text">
      <style:text-properties style:font-name-complex="Times New Roman"/>
    </style:style>
    <style:style style:name="T100" style:parent-style-name="Policepardéfaut" style:family="text">
      <style:text-properties style:font-name-complex="Times New Roman"/>
    </style:style>
    <style:style style:name="T101" style:parent-style-name="Policepardéfaut" style:family="text">
      <style:text-properties style:font-name-complex="Times New Roman" fo:font-style="italic" style:font-style-asian="italic"/>
    </style:style>
    <style:style style:name="T102" style:parent-style-name="Policepardéfaut" style:family="text">
      <style:text-properties style:font-name-complex="Times New Roman" fo:font-style="italic" style:font-style-asian="italic"/>
    </style:style>
    <style:style style:name="T103" style:parent-style-name="Policepardéfaut" style:family="text">
      <style:text-properties style:font-name-complex="Times New Roman" fo:font-style="italic" style:font-style-asian="italic"/>
    </style:style>
    <style:style style:name="T104" style:parent-style-name="Policepardéfaut" style:family="text">
      <style:text-properties style:font-name-complex="Times New Roman" fo:font-style="italic" style:font-style-asian="italic"/>
    </style:style>
    <style:style style:name="T105" style:parent-style-name="Policepardéfaut" style:family="text">
      <style:text-properties style:font-name-complex="Times New Roman" fo:font-style="italic" style:font-style-asian="italic"/>
    </style:style>
    <style:style style:name="T106" style:parent-style-name="Policepardéfaut" style:family="text">
      <style:text-properties style:font-name-complex="Times New Roman"/>
    </style:style>
    <style:style style:name="T107" style:parent-style-name="Policepardéfaut" style:family="text">
      <style:text-properties style:font-name-complex="Times New Roman"/>
    </style:style>
    <style:style style:name="T108" style:parent-style-name="Policepardéfaut" style:family="text">
      <style:text-properties style:font-name-complex="Times New Roman"/>
    </style:style>
    <style:style style:name="T109" style:parent-style-name="Policepardéfaut" style:family="text">
      <style:text-properties style:font-name-complex="Times New Roman"/>
    </style:style>
    <style:style style:name="T110" style:parent-style-name="Policepardéfaut" style:family="text">
      <style:text-properties style:font-name-complex="Times New Roman"/>
    </style:style>
    <style:style style:name="T111" style:parent-style-name="Policepardéfaut" style:family="text">
      <style:text-properties style:font-name-complex="Times New Roman"/>
    </style:style>
    <style:style style:name="T112" style:parent-style-name="Policepardéfaut" style:family="text">
      <style:text-properties style:font-name-complex="Times New Roman"/>
    </style:style>
    <style:style style:name="T113" style:parent-style-name="Policepardéfaut" style:family="text">
      <style:text-properties style:font-name-complex="Times New Roman"/>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style:style>
    <style:style style:name="P116" style:parent-style-name="Corpsdetexte" style:family="paragraph">
      <style:text-properties style:font-name-complex="Times New Roman"/>
    </style:style>
    <style:style style:name="P117" style:parent-style-name="Corpsdetexte" style:family="paragraph">
      <style:text-properties style:font-name-complex="Times New Roman"/>
    </style:style>
    <style:style style:name="T118" style:parent-style-name="Policepardéfaut" style:family="text">
      <style:text-properties style:font-name-complex="Times New Roman"/>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T121" style:parent-style-name="Policepardéfaut" style:family="text">
      <style:text-properties style:font-name-complex="Times New Roman"/>
    </style:style>
    <style:style style:name="T122" style:parent-style-name="Policepardéfaut" style:family="text">
      <style:text-properties style:font-name-complex="Times New Roman"/>
    </style:style>
    <style:style style:name="T123" style:parent-style-name="Policepardéfaut" style:family="text">
      <style:text-properties style:font-name-complex="Times New Roman"/>
    </style:style>
    <style:style style:name="T124" style:parent-style-name="Policepardéfaut" style:family="text">
      <style:text-properties style:font-name-complex="Times New Roman"/>
    </style:style>
    <style:style style:name="T125" style:parent-style-name="Policepardéfaut" style:family="text">
      <style:text-properties style:font-name-complex="Times New Roman"/>
    </style:style>
    <style:style style:name="T126" style:parent-style-name="Policepardéfaut" style:family="text">
      <style:text-properties style:font-name-complex="Times New Roman"/>
    </style:style>
    <style:style style:name="T127" style:parent-style-name="Policepardéfaut" style:family="text">
      <style:text-properties style:font-name-complex="Times New Roman" fo:font-style="italic" style:font-style-asian="italic"/>
    </style:style>
    <style:style style:name="T128" style:parent-style-name="Policepardéfaut" style:family="text">
      <style:text-properties style:font-name-complex="Times New Roman"/>
    </style:style>
    <style:style style:name="T129" style:parent-style-name="Policepardéfaut" style:family="text">
      <style:text-properties style:font-name-complex="Times New Roman"/>
    </style:style>
    <style:style style:name="T130" style:parent-style-name="Policepardéfaut" style:family="text">
      <style:text-properties style:font-name-complex="Times New Roman"/>
    </style:style>
    <style:style style:name="T131" style:parent-style-name="Policepardéfaut" style:family="text">
      <style:text-properties style:font-name-complex="Times New Roman"/>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style:style>
    <style:style style:name="T135" style:parent-style-name="Policepardéfaut" style:family="text">
      <style:text-properties style:font-name-complex="Times New Roman"/>
    </style:style>
    <style:style style:name="T136" style:parent-style-name="Policepardéfaut" style:family="text">
      <style:text-properties style:font-name-complex="Times New Roman"/>
    </style:style>
    <style:style style:name="T137" style:parent-style-name="Policepardéfaut" style:family="text">
      <style:text-properties style:font-name-complex="Times New Roman"/>
    </style:style>
    <style:style style:name="T138" style:parent-style-name="Policepardéfaut" style:family="text">
      <style:text-properties style:font-name-complex="Times New Roman"/>
    </style:style>
    <style:style style:name="T139" style:parent-style-name="Policepardéfaut" style:family="text">
      <style:text-properties style:font-name-complex="Times New Roman"/>
    </style:style>
    <style:style style:name="T140" style:parent-style-name="Policepardéfaut" style:family="text">
      <style:text-properties style:font-name-complex="Times New Roman"/>
    </style:style>
    <style:style style:name="T141" style:parent-style-name="Policepardéfaut" style:family="text">
      <style:text-properties style:font-name-complex="Times New Roman"/>
    </style:style>
    <style:style style:name="T142" style:parent-style-name="Policepardéfaut" style:family="text">
      <style:text-properties style:font-name-complex="Times New Roman"/>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style:style>
    <style:style style:name="T145" style:parent-style-name="Policepardéfaut" style:family="text">
      <style:text-properties style:font-name-complex="Times New Roman"/>
    </style:style>
    <style:style style:name="T146" style:parent-style-name="Policepardéfaut" style:family="text">
      <style:text-properties style:font-name-complex="Times New Roman"/>
    </style:style>
    <style:style style:name="T147" style:parent-style-name="Policepardéfaut" style:family="text">
      <style:text-properties style:font-name-complex="Times New Roman"/>
    </style:style>
    <style:style style:name="T148" style:parent-style-name="Policepardéfaut" style:family="text">
      <style:text-properties style:font-name-complex="Times New Roman"/>
    </style:style>
    <style:style style:name="T149" style:parent-style-name="Policepardéfaut" style:family="text">
      <style:text-properties style:font-name-complex="Times New Roman"/>
    </style:style>
    <style:style style:name="T150" style:parent-style-name="Policepardéfaut" style:family="text">
      <style:text-properties style:font-name-complex="Times New Roman"/>
    </style:style>
    <style:style style:name="T151" style:parent-style-name="Policepardéfaut" style:family="text">
      <style:text-properties style:font-name-complex="Times New Roman"/>
    </style:style>
    <style:style style:name="T152" style:parent-style-name="Policepardéfaut" style:family="text">
      <style:text-properties style:font-name-complex="Times New Roman" fo:font-style="italic" style:font-style-asian="italic"/>
    </style:style>
    <style:style style:name="T153" style:parent-style-name="Policepardéfaut" style:family="text">
      <style:text-properties style:font-name-complex="Times New Roman"/>
    </style:style>
    <style:style style:name="T154" style:parent-style-name="Policepardéfaut" style:family="text">
      <style:text-properties style:font-name-complex="Times New Roman"/>
    </style:style>
    <style:style style:name="T155" style:parent-style-name="Policepardéfaut" style:family="text">
      <style:text-properties style:font-name-complex="Times New Roman"/>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style:style>
    <style:style style:name="T158" style:parent-style-name="Policepardéfaut" style:family="text">
      <style:text-properties style:font-name-complex="Times New Roman"/>
    </style:style>
    <style:style style:name="T159" style:parent-style-name="Policepardéfaut" style:family="text">
      <style:text-properties style:font-name-complex="Times New Roman"/>
    </style:style>
    <style:style style:name="T160" style:parent-style-name="Policepardéfaut" style:family="text">
      <style:text-properties style:font-name-complex="Times New Roman"/>
    </style:style>
    <style:style style:name="T161" style:parent-style-name="Policepardéfaut" style:family="text">
      <style:text-properties style:font-name-complex="Times New Roman"/>
    </style:style>
    <style:style style:name="P162" style:parent-style-name="Corpsdetexte" style:family="paragraph">
      <style:text-properties style:font-name-complex="Times New Roman"/>
    </style:style>
    <style:style style:name="P163" style:parent-style-name="Corpsdetexte" style:family="paragraph">
      <style:text-properties style:font-name-complex="Times New Roman"/>
    </style:style>
    <style:style style:name="T164" style:parent-style-name="Policepardéfaut" style:family="text">
      <style:text-properties style:font-name-complex="Times New Roman"/>
    </style:style>
    <style:style style:name="T165" style:parent-style-name="Policepardéfaut" style:family="text">
      <style:text-properties style:font-name-complex="Times New Roman"/>
    </style:style>
    <style:style style:name="T166" style:parent-style-name="Policepardéfaut" style:family="text">
      <style:text-properties style:font-name-complex="Times New Roman"/>
    </style:style>
    <style:style style:name="T167" style:parent-style-name="Policepardéfaut" style:family="text">
      <style:text-properties style:font-name-complex="Times New Roman" fo:font-style="italic" style:font-style-asian="italic"/>
    </style:style>
    <style:style style:name="T168" style:parent-style-name="Policepardéfaut" style:family="text">
      <style:text-properties style:font-name-complex="Times New Roman"/>
    </style:style>
    <style:style style:name="T169" style:parent-style-name="Policepardéfaut" style:family="text">
      <style:text-properties style:font-name-complex="Times New Roman"/>
    </style:style>
    <style:style style:name="T170" style:parent-style-name="Policepardéfaut" style:family="text">
      <style:text-properties style:font-name-complex="Times New Roman"/>
    </style:style>
    <style:style style:name="T171" style:parent-style-name="Policepardéfaut" style:family="text">
      <style:text-properties style:font-name-complex="Times New Roman"/>
    </style:style>
    <style:style style:name="T172" style:parent-style-name="Policepardéfaut" style:family="text">
      <style:text-properties style:font-name-complex="Times New Roman"/>
    </style:style>
    <style:style style:name="T173" style:parent-style-name="Policepardéfaut" style:family="text">
      <style:text-properties style:font-name-complex="Times New Roman"/>
    </style:style>
    <style:style style:name="P174" style:parent-style-name="Corpsdetexte" style:family="paragraph">
      <style:text-properties style:font-name-complex="Times New Roman"/>
    </style:style>
    <style:style style:name="T175" style:parent-style-name="Policepardéfaut" style:family="text">
      <style:text-properties style:font-name-complex="Times New Roman"/>
    </style:style>
    <style:style style:name="T176" style:parent-style-name="Policepardéfaut" style:family="text">
      <style:text-properties style:font-name-complex="Times New Roman"/>
    </style:style>
    <style:style style:name="T177" style:parent-style-name="Policepardéfaut" style:family="text">
      <style:text-properties style:font-name-complex="Times New Roman"/>
    </style:style>
    <style:style style:name="T178" style:parent-style-name="Policepardéfaut" style:family="text">
      <style:text-properties style:font-name-complex="Times New Roman"/>
    </style:style>
    <style:style style:name="T179" style:parent-style-name="Policepardéfaut" style:family="text">
      <style:text-properties style:font-name-complex="Times New Roman"/>
    </style:style>
    <style:style style:name="T180" style:parent-style-name="Policepardéfaut" style:family="text">
      <style:text-properties style:font-name-complex="Times New Roman"/>
    </style:style>
    <style:style style:name="T181" style:parent-style-name="Policepardéfaut" style:family="text">
      <style:text-properties style:font-name-complex="Times New Roman"/>
    </style:style>
    <style:style style:name="T182" style:parent-style-name="Policepardéfaut" style:family="text">
      <style:text-properties style:font-name-complex="Times New Roman"/>
    </style:style>
    <style:style style:name="T183" style:parent-style-name="Policepardéfaut" style:family="text">
      <style:text-properties style:font-name-complex="Times New Roman"/>
    </style:style>
    <style:style style:name="T184" style:parent-style-name="Policepardéfaut" style:family="text">
      <style:text-properties style:font-name-complex="Times New Roman"/>
    </style:style>
    <style:style style:name="T185" style:parent-style-name="Policepardéfaut" style:family="text">
      <style:text-properties style:font-name-complex="Times New Roman"/>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fo:font-style="italic" style:font-style-asian="italic"/>
    </style:style>
    <style:style style:name="T189" style:parent-style-name="Policepardéfaut" style:family="text">
      <style:text-properties style:font-name-complex="Times New Roman"/>
    </style:style>
    <style:style style:name="T190" style:parent-style-name="Policepardéfaut" style:family="text">
      <style:text-properties style:font-name-complex="Times New Roman"/>
    </style:style>
    <style:style style:name="T191" style:parent-style-name="Policepardéfaut" style:family="text">
      <style:text-properties style:font-name-complex="Times New Roman"/>
    </style:style>
    <style:style style:name="P192" style:parent-style-name="quote.l" style:family="paragraph">
      <style:text-properties fo:language="it" fo:country="IT"/>
    </style:style>
    <style:style style:name="P193" style:parent-style-name="Corpsdetexte" style:family="paragraph">
      <style:text-properties style:font-name-complex="Times New Roman"/>
    </style:style>
    <style:style style:name="P194" style:parent-style-name="Corpsdetexte" style:family="paragraph">
      <style:text-properties style:font-name-complex="Times New Roman"/>
    </style:style>
    <style:style style:name="T195" style:parent-style-name="Policepardéfaut" style:family="text">
      <style:text-properties style:font-name-complex="Times New Roman"/>
    </style:style>
    <style:style style:name="T196" style:parent-style-name="Policepardéfaut" style:family="text">
      <style:text-properties style:font-name-complex="Times New Roman"/>
    </style:style>
    <style:style style:name="T197" style:parent-style-name="Policepardéfaut" style:family="text">
      <style:text-properties style:font-name-complex="Times New Roman"/>
    </style:style>
    <style:style style:name="T198" style:parent-style-name="Policepardéfaut" style:family="text">
      <style:text-properties style:font-name-complex="Times New Roman"/>
    </style:style>
    <style:style style:name="T199" style:parent-style-name="Policepardéfaut" style:family="text">
      <style:text-properties style:font-name-complex="Times New Roman"/>
    </style:style>
    <style:style style:name="T200" style:parent-style-name="Policepardéfaut" style:family="text">
      <style:text-properties style:font-name-complex="Times New Roman"/>
    </style:style>
    <style:style style:name="T201" style:parent-style-name="Policepardéfaut" style:family="text">
      <style:text-properties style:font-name-complex="Times New Roman"/>
    </style:style>
    <style:style style:name="T202" style:parent-style-name="Policepardéfaut" style:family="text">
      <style:text-properties style:font-name-complex="Times New Roman"/>
    </style:style>
    <style:style style:name="T203" style:parent-style-name="Policepardéfaut" style:family="text">
      <style:text-properties style:font-name-complex="Times New Roman"/>
    </style:style>
    <style:style style:name="T204" style:parent-style-name="Policepardéfaut" style:family="text">
      <style:text-properties style:font-name-complex="Times New Roman"/>
    </style:style>
    <style:style style:name="T205" style:parent-style-name="Policepardéfaut" style:family="text">
      <style:text-properties style:font-name-complex="Times New Roman"/>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fo:font-style="italic" style:font-style-asian="italic"/>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style:style>
    <style:style style:name="T212" style:parent-style-name="Policepardéfaut" style:family="text">
      <style:text-properties style:font-name-complex="Times New Roman"/>
    </style:style>
    <style:style style:name="T213" style:parent-style-name="Policepardéfaut" style:family="text">
      <style:text-properties style:font-name-complex="Times New Roman"/>
    </style:style>
    <style:style style:name="T214" style:parent-style-name="Policepardéfaut" style:family="text">
      <style:text-properties style:font-name-complex="Times New Roman"/>
    </style:style>
    <style:style style:name="T215" style:parent-style-name="Policepardéfaut" style:family="text">
      <style:text-properties style:font-name-complex="Times New Roman"/>
    </style:style>
    <style:style style:name="T216" style:parent-style-name="Policepardéfaut" style:family="text">
      <style:text-properties style:font-name-complex="Times New Roman" fo:font-style="italic" style:font-style-asian="italic"/>
    </style:style>
    <style:style style:name="T217" style:parent-style-name="Policepardéfaut" style:family="text">
      <style:text-properties style:font-name-complex="Times New Roman"/>
    </style:style>
    <style:style style:name="T218" style:parent-style-name="Policepardéfaut" style:family="text">
      <style:text-properties style:font-name-complex="Times New Roman"/>
    </style:style>
    <style:style style:name="T219" style:parent-style-name="Policepardéfaut" style:family="text">
      <style:text-properties style:font-name-complex="Times New Roman"/>
    </style:style>
    <style:style style:name="T220" style:parent-style-name="Policepardéfaut" style:family="text">
      <style:text-properties style:font-name-complex="Times New Roman"/>
    </style:style>
    <style:style style:name="T221" style:parent-style-name="Policepardéfaut" style:family="text">
      <style:text-properties style:font-name-complex="Times New Roman"/>
    </style:style>
    <style:style style:name="T222" style:parent-style-name="Policepardéfaut" style:family="text">
      <style:text-properties style:font-name-complex="Times New Roman"/>
    </style:style>
    <style:style style:name="T223" style:parent-style-name="Policepardéfaut" style:family="text">
      <style:text-properties style:font-name-complex="Times New Roman"/>
    </style:style>
    <style:style style:name="T224" style:parent-style-name="Policepardéfaut" style:family="text">
      <style:text-properties style:font-name-complex="Times New Roman"/>
    </style:style>
    <style:style style:name="P225" style:parent-style-name="Corpsdetexte" style:family="paragraph">
      <style:text-properties style:font-name-complex="Times New Roman"/>
    </style:style>
    <style:style style:name="T226" style:parent-style-name="Policepardéfaut" style:family="text">
      <style:text-properties fo:font-style="italic" style:font-style-asian="italic"/>
    </style:style>
    <style:style style:name="P227" style:parent-style-name="Corpsdetexte" style:family="paragraph">
      <style:text-properties style:font-name-complex="Times New Roman"/>
    </style:style>
    <style:style style:name="T228" style:parent-style-name="Policepardéfaut" style:family="text">
      <style:text-properties style:font-name-complex="Times New Roman"/>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style:style>
    <style:style style:name="T231" style:parent-style-name="Policepardéfaut" style:family="text">
      <style:text-properties style:font-name-complex="Times New Roman" fo:font-style="italic" style:font-style-asian="italic"/>
    </style:style>
    <style:style style:name="T232" style:parent-style-name="Policepardéfaut" style:family="text">
      <style:text-properties style:font-name-complex="Times New Roman"/>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style:style>
    <style:style style:name="T235" style:parent-style-name="Policepardéfaut" style:family="text">
      <style:text-properties style:font-name-complex="Times New Roman"/>
    </style:style>
    <style:style style:name="T236" style:parent-style-name="Policepardéfaut" style:family="text">
      <style:text-properties style:font-name-complex="Times New Roman"/>
    </style:style>
    <style:style style:name="T237" style:parent-style-name="Policepardéfaut" style:family="text">
      <style:text-properties style:font-name-complex="Times New Roman"/>
    </style:style>
    <style:style style:name="T238" style:parent-style-name="Policepardéfaut" style:family="text">
      <style:text-properties style:font-name-complex="Times New Roman"/>
    </style:style>
    <style:style style:name="T239" style:parent-style-name="Policepardéfaut" style:family="text">
      <style:text-properties style:font-name-complex="Times New Roman"/>
    </style:style>
    <style:style style:name="T240" style:parent-style-name="Policepardéfaut" style:family="text">
      <style:text-properties style:font-name-complex="Times New Roman"/>
    </style:style>
    <style:style style:name="T241" style:parent-style-name="Policepardéfaut" style:family="text">
      <style:text-properties style:font-name-complex="Times New Roman"/>
    </style:style>
    <style:style style:name="T242" style:parent-style-name="Policepardéfaut" style:family="text">
      <style:text-properties style:font-name-complex="Times New Roman"/>
    </style:style>
    <style:style style:name="T243" style:parent-style-name="Policepardéfaut" style:family="text">
      <style:text-properties style:font-name-complex="Times New Roman"/>
    </style:style>
    <style:style style:name="T244" style:parent-style-name="Policepardéfaut" style:family="text">
      <style:text-properties style:font-name-complex="Times New Roman"/>
    </style:style>
    <style:style style:name="T245" style:parent-style-name="Policepardéfaut" style:family="text">
      <style:text-properties style:font-name-complex="Times New Roman"/>
    </style:style>
    <style:style style:name="T246" style:parent-style-name="Policepardéfaut" style:family="text">
      <style:text-properties style:font-name-complex="Times New Roman"/>
    </style:style>
    <style:style style:name="T247" style:parent-style-name="Policepardéfaut" style:family="text">
      <style:text-properties style:font-name-complex="Times New Roman"/>
    </style:style>
    <style:style style:name="T248" style:parent-style-name="Policepardéfaut" style:family="text">
      <style:text-properties style:font-name-complex="Times New Roman"/>
    </style:style>
    <style:style style:name="T249" style:parent-style-name="Policepardéfaut" style:family="text">
      <style:text-properties style:font-name-complex="Times New Roman"/>
    </style:style>
    <style:style style:name="T250" style:parent-style-name="Policepardéfaut" style:family="text">
      <style:text-properties style:font-name-complex="Times New Roman"/>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style:style>
    <style:style style:name="T256" style:parent-style-name="Policepardéfaut" style:family="text">
      <style:text-properties style:font-name-complex="Times New Roman"/>
    </style:style>
    <style:style style:name="T257" style:parent-style-name="Policepardéfaut" style:family="text">
      <style:text-properties style:font-name-complex="Times New Roman"/>
    </style:style>
    <style:style style:name="T258" style:parent-style-name="Policepardéfaut" style:family="text">
      <style:text-properties style:font-name-complex="Times New Roman"/>
    </style:style>
    <style:style style:name="T259" style:parent-style-name="Policepardéfaut" style:family="text">
      <style:text-properties style:font-name-complex="Times New Roman"/>
    </style:style>
    <style:style style:name="T260" style:parent-style-name="Policepardéfaut" style:family="text">
      <style:text-properties style:font-name-complex="Times New Roman"/>
    </style:style>
    <style:style style:name="T261" style:parent-style-name="Policepardéfaut" style:family="text">
      <style:text-properties style:font-name-complex="Times New Roman"/>
    </style:style>
    <style:style style:name="T262" style:parent-style-name="Policepardéfaut" style:family="text">
      <style:text-properties style:font-name-complex="Times New Roman"/>
    </style:style>
    <style:style style:name="T263" style:parent-style-name="Policepardéfaut" style:family="text">
      <style:text-properties style:font-name-complex="Times New Roman"/>
    </style:style>
    <style:style style:name="T264" style:parent-style-name="Policepardéfaut" style:family="text">
      <style:text-properties style:font-name-complex="Times New Roman"/>
    </style:style>
    <style:style style:name="T265" style:parent-style-name="Policepardéfaut" style:family="text">
      <style:text-properties style:font-name-complex="Times New Roman"/>
    </style:style>
    <style:style style:name="T266" style:parent-style-name="Policepardéfaut" style:family="text">
      <style:text-properties style:font-name-complex="Times New Roman"/>
    </style:style>
    <style:style style:name="T267" style:parent-style-name="Policepardéfaut" style:family="text">
      <style:text-properties style:font-name-complex="Times New Roman"/>
    </style:style>
    <style:style style:name="T268" style:parent-style-name="Policepardéfaut" style:family="text">
      <style:text-properties style:font-name-complex="Times New Roman"/>
    </style:style>
    <style:style style:name="T269" style:parent-style-name="Policepardéfaut" style:family="text">
      <style:text-properties style:font-name-complex="Times New Roman"/>
    </style:style>
    <style:style style:name="T270" style:parent-style-name="Policepardéfaut" style:family="text">
      <style:text-properties style:font-name-complex="Times New Roman"/>
    </style:style>
    <style:style style:name="T271" style:parent-style-name="Policepardéfaut" style:family="text">
      <style:text-properties style:font-name-complex="Times New Roman"/>
    </style:style>
    <style:style style:name="T272" style:parent-style-name="Policepardéfaut" style:family="text">
      <style:text-properties style:font-name-complex="Times New Roman"/>
    </style:style>
    <style:style style:name="T273" style:parent-style-name="Policepardéfaut" style:family="text">
      <style:text-properties style:font-name-complex="Times New Roman"/>
    </style:style>
    <style:style style:name="T274" style:parent-style-name="Policepardéfaut" style:family="text">
      <style:text-properties style:font-name-complex="Times New Roman"/>
    </style:style>
    <style:style style:name="T275" style:parent-style-name="Policepardéfaut" style:family="text">
      <style:text-properties style:font-name-complex="Times New Roman" fo:font-style="italic" style:font-style-asian="italic"/>
    </style:style>
    <style:style style:name="T276" style:parent-style-name="Policepardéfaut" style:family="text">
      <style:text-properties style:font-name-complex="Times New Roman"/>
    </style:style>
    <style:style style:name="T277" style:parent-style-name="Policepardéfaut" style:family="text">
      <style:text-properties style:font-name-complex="Times New Roman"/>
    </style:style>
    <style:style style:name="T278" style:parent-style-name="Policepardéfaut" style:family="text">
      <style:text-properties style:font-name-complex="Times New Roman"/>
    </style:style>
    <style:style style:name="T279" style:parent-style-name="Policepardéfaut" style:family="text">
      <style:text-properties style:font-name-complex="Times New Roman"/>
    </style:style>
    <style:style style:name="T280" style:parent-style-name="Policepardéfaut" style:family="text">
      <style:text-properties style:font-name-complex="Times New Roman"/>
    </style:style>
    <style:style style:name="T281" style:parent-style-name="Policepardéfaut" style:family="text">
      <style:text-properties style:font-name-complex="Times New Roman"/>
    </style:style>
    <style:style style:name="T282" style:parent-style-name="Policepardéfaut" style:family="text">
      <style:text-properties style:font-name-complex="Times New Roman"/>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style:style>
    <style:style style:name="T287" style:parent-style-name="Policepardéfaut" style:family="text">
      <style:text-properties style:font-name-complex="Times New Roman"/>
    </style:style>
    <style:style style:name="T288" style:parent-style-name="Policepardéfaut" style:family="text">
      <style:text-properties style:font-name-complex="Times New Roman"/>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style:style>
    <style:style style:name="T294" style:parent-style-name="Policepardéfaut" style:family="text">
      <style:text-properties style:font-name-complex="Times New Roman"/>
    </style:style>
    <style:style style:name="T295" style:parent-style-name="Policepardéfaut" style:family="text">
      <style:text-properties style:font-name-complex="Times New Roman"/>
    </style:style>
    <style:style style:name="T296" style:parent-style-name="Policepardéfaut" style:family="text">
      <style:text-properties style:font-name-complex="Times New Roman"/>
    </style:style>
    <style:style style:name="T297" style:parent-style-name="Policepardéfaut" style:family="text">
      <style:text-properties style:font-name-complex="Times New Roman" fo:font-style="italic" style:font-style-asian="italic"/>
    </style:style>
    <style:style style:name="T298" style:parent-style-name="Policepardéfaut" style:family="text">
      <style:text-properties style:font-name-complex="Times New Roman"/>
    </style:style>
    <style:style style:name="T299" style:parent-style-name="Policepardéfaut" style:family="text">
      <style:text-properties style:font-name-complex="Times New Roman" fo:font-style="italic" style:font-style-asian="italic"/>
    </style:style>
    <style:style style:name="T300" style:parent-style-name="Policepardéfaut" style:family="text">
      <style:text-properties style:font-name-complex="Times New Roman"/>
    </style:style>
    <style:style style:name="T301" style:parent-style-name="Policepardéfaut" style:family="text">
      <style:text-properties style:font-name-complex="Times New Roman"/>
    </style:style>
    <style:style style:name="T302" style:parent-style-name="Policepardéfaut" style:family="text">
      <style:text-properties style:font-name-complex="Times New Roman"/>
    </style:style>
    <style:style style:name="T303" style:parent-style-name="Policepardéfaut" style:family="text">
      <style:text-properties style:font-name-complex="Times New Roman" fo:font-style="italic" style:font-style-asian="italic"/>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T306" style:parent-style-name="Policepardéfaut" style:family="text">
      <style:text-properties style:font-name-complex="Times New Roman"/>
    </style:style>
    <style:style style:name="T307" style:parent-style-name="Policepardéfaut" style:family="text">
      <style:text-properties style:font-name-complex="Times New Roman"/>
    </style:style>
    <style:style style:name="T308" style:parent-style-name="Policepardéfaut" style:family="text">
      <style:text-properties style:font-name-complex="Times New Roman"/>
    </style:style>
    <style:style style:name="T309" style:parent-style-name="Policepardéfaut" style:family="text">
      <style:text-properties style:font-name-complex="Times New Roman"/>
    </style:style>
    <style:style style:name="T310" style:parent-style-name="Policepardéfaut" style:family="text">
      <style:text-properties style:font-name-complex="Times New Roman"/>
    </style:style>
    <style:style style:name="T311" style:parent-style-name="Policepardéfaut" style:family="text">
      <style:text-properties style:font-name-complex="Times New Roman"/>
    </style:style>
    <style:style style:name="T312" style:parent-style-name="Policepardéfaut" style:family="text">
      <style:text-properties style:font-name-complex="Times New Roman"/>
    </style:style>
    <style:style style:name="T313" style:parent-style-name="Policepardéfaut" style:family="text">
      <style:text-properties style:font-name-complex="Times New Roman"/>
    </style:style>
    <style:style style:name="T314" style:parent-style-name="Policepardéfaut" style:family="text">
      <style:text-properties style:font-name-complex="Times New Roman"/>
    </style:style>
    <style:style style:name="T315" style:parent-style-name="Policepardéfaut" style:family="text">
      <style:text-properties style:font-name-complex="Times New Roman" fo:font-style="italic" style:font-style-asian="italic"/>
    </style:style>
    <style:style style:name="T316" style:parent-style-name="Policepardéfaut" style:family="text">
      <style:text-properties style:font-name-complex="Times New Roman"/>
    </style:style>
    <style:style style:name="T317" style:parent-style-name="Policepardéfaut" style:family="text">
      <style:text-properties style:font-name-complex="Times New Roman"/>
    </style:style>
    <style:style style:name="T318" style:parent-style-name="Policepardéfaut" style:family="text">
      <style:text-properties style:font-name-complex="Times New Roman"/>
    </style:style>
    <style:style style:name="T319" style:parent-style-name="Policepardéfaut" style:family="text">
      <style:text-properties style:font-name-complex="Times New Roman"/>
    </style:style>
    <style:style style:name="T320" style:parent-style-name="Policepardéfaut" style:family="text">
      <style:text-properties style:font-name-complex="Times New Roman"/>
    </style:style>
    <style:style style:name="T321" style:parent-style-name="Policepardéfaut" style:family="text">
      <style:text-properties style:font-name-complex="Times New Roman"/>
    </style:style>
    <style:style style:name="T322" style:parent-style-name="Policepardéfaut" style:family="text">
      <style:text-properties style:font-name-complex="Times New Roman"/>
    </style:style>
    <style:style style:name="T323" style:parent-style-name="Policepardéfaut" style:family="text">
      <style:text-properties style:font-name-complex="Times New Roman"/>
    </style:style>
    <style:style style:name="T324" style:parent-style-name="Policepardéfaut" style:family="text">
      <style:text-properties style:font-name-complex="Times New Roman"/>
    </style:style>
    <style:style style:name="T325" style:parent-style-name="Policepardéfaut" style:family="text">
      <style:text-properties style:font-name-complex="Times New Roman"/>
    </style:style>
    <style:style style:name="T326" style:parent-style-name="Policepardéfaut" style:family="text">
      <style:text-properties style:font-name-complex="Times New Roman"/>
    </style:style>
    <style:style style:name="T327" style:parent-style-name="Policepardéfaut" style:family="text">
      <style:text-properties style:font-name-complex="Times New Roman"/>
    </style:style>
    <style:style style:name="P328" style:parent-style-name="Corpsdetexte" style:family="paragraph">
      <style:text-properties style:font-name-complex="Times New Roman"/>
    </style:style>
    <style:style style:name="P329" style:parent-style-name="Corpsdetexte" style:family="paragraph">
      <style:text-properties style:font-name-complex="Times New Roman"/>
    </style:style>
    <style:style style:name="P330" style:parent-style-name="Corpsdetexte" style:family="paragraph">
      <style:text-properties style:font-name-complex="Times New Roman"/>
    </style:style>
    <style:style style:name="T331" style:parent-style-name="Policepardéfaut" style:family="text">
      <style:text-properties fo:font-variant="small-caps"/>
    </style:style>
    <style:style style:name="P332" style:parent-style-name="Corpsdetexte" style:family="paragraph">
      <style:text-properties style:font-name-complex="Times New Roman"/>
    </style:style>
    <style:style style:name="P333" style:parent-style-name="Corpsdetexte" style:family="paragraph">
      <style:text-properties style:font-name-complex="Times New Roman"/>
    </style:style>
    <style:style style:name="T334" style:parent-style-name="Policepardéfaut" style:family="text">
      <style:text-properties style:font-name-complex="Times New Roman"/>
    </style:style>
    <style:style style:name="T335" style:parent-style-name="Policepardéfaut" style:family="text">
      <style:text-properties style:font-name-complex="Times New Roman"/>
    </style:style>
    <style:style style:name="T336" style:parent-style-name="Policepardéfaut" style:family="text">
      <style:text-properties style:font-name-complex="Times New Roman"/>
    </style:style>
    <style:style style:name="T337" style:parent-style-name="Policepardéfaut" style:family="text">
      <style:text-properties style:font-name-complex="Times New Roman"/>
    </style:style>
    <style:style style:name="T338" style:parent-style-name="Policepardéfaut" style:family="text">
      <style:text-properties style:font-name-complex="Times New Roman"/>
    </style:style>
    <style:style style:name="T339" style:parent-style-name="Policepardéfaut" style:family="text">
      <style:text-properties style:font-name-complex="Times New Roman"/>
    </style:style>
    <style:style style:name="T340" style:parent-style-name="Policepardéfaut" style:family="text">
      <style:text-properties style:font-name-complex="Times New Roman"/>
    </style:style>
    <style:style style:name="T341" style:parent-style-name="Policepardéfaut" style:family="text">
      <style:text-properties style:font-name-complex="Times New Roman"/>
    </style:style>
    <style:style style:name="P342" style:parent-style-name="Corpsdetexte" style:family="paragraph">
      <style:text-properties style:font-name-complex="Times New Roman"/>
    </style:style>
    <style:style style:name="P343" style:parent-style-name="Corpsdetexte" style:family="paragraph">
      <style:text-properties style:font-name-complex="Times New Roman"/>
    </style:style>
    <style:style style:name="P344" style:parent-style-name="Corpsdetexte" style:family="paragraph">
      <style:text-properties style:font-name-complex="Times New Roman"/>
    </style:style>
    <style:style style:name="P345" style:parent-style-name="Corpsdetexte" style:family="paragraph">
      <style:text-properties style:font-name-complex="Times New Roman"/>
    </style:style>
    <style:style style:name="T346" style:parent-style-name="Policepardéfaut" style:family="text">
      <style:text-properties style:font-name-complex="Times New Roman"/>
    </style:style>
    <style:style style:name="T347" style:parent-style-name="Policepardéfaut" style:family="text">
      <style:text-properties style:font-name-complex="Times New Roman"/>
    </style:style>
    <style:style style:name="T348" style:parent-style-name="Policepardéfaut" style:family="text">
      <style:text-properties style:font-name-complex="Times New Roman"/>
    </style:style>
    <style:style style:name="T349" style:parent-style-name="Policepardéfaut" style:family="text">
      <style:text-properties style:font-name-complex="Times New Roman"/>
    </style:style>
    <style:style style:name="T350" style:parent-style-name="Policepardéfaut" style:family="text">
      <style:text-properties style:font-name-complex="Times New Roman"/>
    </style:style>
    <style:style style:name="T351" style:parent-style-name="Policepardéfaut" style:family="text">
      <style:text-properties style:font-name-complex="Times New Roman"/>
    </style:style>
    <style:style style:name="T352" style:parent-style-name="Appelnotedebasdep." style:family="text">
      <style:text-properties style:font-name-complex="Times New Roman"/>
    </style:style>
    <style:style style:name="T353" style:parent-style-name="Policepardéfaut" style:family="text">
      <style:text-properties style:font-name-complex="Times New Roman"/>
    </style:style>
    <style:style style:name="T354" style:parent-style-name="Policepardéfaut" style:family="text">
      <style:text-properties style:font-name-complex="Times New Roman"/>
    </style:style>
    <style:style style:name="T355" style:parent-style-name="Policepardéfaut" style:family="text">
      <style:text-properties style:font-name-complex="Times New Roman"/>
    </style:style>
    <style:style style:name="T356" style:parent-style-name="Policepardéfaut" style:family="text">
      <style:text-properties style:font-name-complex="Times New Roman"/>
    </style:style>
    <style:style style:name="T357" style:parent-style-name="Policepardéfaut" style:family="text">
      <style:text-properties style:font-name-complex="Times New Roman"/>
    </style:style>
    <style:style style:name="T358" style:parent-style-name="Policepardéfaut" style:family="text">
      <style:text-properties style:font-name-complex="Times New Roman"/>
    </style:style>
    <style:style style:name="T359" style:parent-style-name="Policepardéfaut" style:family="text">
      <style:text-properties style:font-name-complex="Times New Roman"/>
    </style:style>
    <style:style style:name="T360" style:parent-style-name="Policepardéfaut" style:family="text">
      <style:text-properties style:font-name-complex="Times New Roman"/>
    </style:style>
    <style:style style:name="T361" style:parent-style-name="Policepardéfaut" style:family="text">
      <style:text-properties style:font-name-complex="Times New Roman"/>
    </style:style>
    <style:style style:name="T362" style:parent-style-name="Policepardéfaut" style:family="text">
      <style:text-properties style:font-name-complex="Times New Roman"/>
    </style:style>
    <style:style style:name="T363" style:parent-style-name="Policepardéfaut" style:family="text">
      <style:text-properties style:font-name-complex="Times New Roman"/>
    </style:style>
    <style:style style:name="T364" style:parent-style-name="Policepardéfaut" style:family="text">
      <style:text-properties style:font-name-complex="Times New Roman"/>
    </style:style>
    <style:style style:name="T365" style:parent-style-name="Policepardéfaut" style:family="text">
      <style:text-properties style:font-name-complex="Times New Roman"/>
    </style:style>
    <style:style style:name="T366" style:parent-style-name="Policepardéfaut" style:family="text">
      <style:text-properties style:font-name-complex="Times New Roman"/>
    </style:style>
    <style:style style:name="T367" style:parent-style-name="Policepardéfaut" style:family="text">
      <style:text-properties style:font-name-complex="Times New Roman"/>
    </style:style>
    <style:style style:name="T368" style:parent-style-name="Policepardéfaut" style:family="text">
      <style:text-properties style:font-name-complex="Times New Roman"/>
    </style:style>
    <style:style style:name="T369" style:parent-style-name="Policepardéfaut" style:family="text">
      <style:text-properties style:font-name-complex="Times New Roman"/>
    </style:style>
    <style:style style:name="T370" style:parent-style-name="Policepardéfaut" style:family="text">
      <style:text-properties style:font-name-complex="Times New Roman"/>
    </style:style>
    <style:style style:name="T371" style:parent-style-name="Policepardéfaut" style:family="text">
      <style:text-properties style:font-name-complex="Times New Roman"/>
    </style:style>
    <style:style style:name="T372" style:parent-style-name="Policepardéfaut" style:family="text">
      <style:text-properties style:font-name-complex="Times New Roman"/>
    </style:style>
    <style:style style:name="T373" style:parent-style-name="Policepardéfaut" style:family="text">
      <style:text-properties style:font-name-complex="Times New Roman"/>
    </style:style>
    <style:style style:name="T374" style:parent-style-name="Policepardéfaut" style:family="text">
      <style:text-properties style:font-name-complex="Times New Roman"/>
    </style:style>
    <style:style style:name="T375" style:parent-style-name="Policepardéfaut" style:family="text">
      <style:text-properties style:font-name-complex="Times New Roman"/>
    </style:style>
    <style:style style:name="T376" style:parent-style-name="Policepardéfaut" style:family="text">
      <style:text-properties style:font-name-complex="Times New Roman"/>
    </style:style>
    <style:style style:name="T377" style:parent-style-name="Policepardéfaut" style:family="text">
      <style:text-properties style:font-name-complex="Times New Roman"/>
    </style:style>
    <style:style style:name="T378" style:parent-style-name="Policepardéfaut" style:family="text">
      <style:text-properties style:font-name-complex="Times New Roman"/>
    </style:style>
    <style:style style:name="T379" style:parent-style-name="Policepardéfaut" style:family="text">
      <style:text-properties style:font-name-complex="Times New Roman"/>
    </style:style>
    <style:style style:name="T380" style:parent-style-name="Policepardéfaut" style:family="text">
      <style:text-properties style:font-name-complex="Times New Roman"/>
    </style:style>
    <style:style style:name="T381" style:parent-style-name="Policepardéfaut" style:family="text">
      <style:text-properties style:font-name-complex="Times New Roman"/>
    </style:style>
    <style:style style:name="T382" style:parent-style-name="Policepardéfaut" style:family="text">
      <style:text-properties style:font-name-complex="Times New Roman"/>
    </style:style>
    <style:style style:name="T383" style:parent-style-name="Policepardéfaut" style:family="text">
      <style:text-properties style:font-name-complex="Times New Roman"/>
    </style:style>
    <style:style style:name="T384" style:parent-style-name="Policepardéfaut" style:family="text">
      <style:text-properties style:font-name-complex="Times New Roman"/>
    </style:style>
    <style:style style:name="T385" style:parent-style-name="Policepardéfaut" style:family="text">
      <style:text-properties style:font-name-complex="Times New Roman"/>
    </style:style>
    <style:style style:name="T386" style:parent-style-name="Policepardéfaut" style:family="text">
      <style:text-properties style:font-name-complex="Times New Roman"/>
    </style:style>
    <style:style style:name="T387" style:parent-style-name="Policepardéfaut" style:family="text">
      <style:text-properties style:font-name-complex="Times New Roman"/>
    </style:style>
    <style:style style:name="T388" style:parent-style-name="Policepardéfaut" style:family="text">
      <style:text-properties style:font-name-complex="Times New Roman"/>
    </style:style>
    <style:style style:name="T389" style:parent-style-name="Policepardéfaut" style:family="text">
      <style:text-properties style:font-name-complex="Times New Roman"/>
    </style:style>
    <style:style style:name="T390" style:parent-style-name="Policepardéfaut" style:family="text">
      <style:text-properties style:font-name-complex="Times New Roman"/>
    </style:style>
    <style:style style:name="T391" style:parent-style-name="Policepardéfaut" style:family="text">
      <style:text-properties style:font-name-complex="Times New Roman"/>
    </style:style>
    <style:style style:name="P392" style:parent-style-name="Corpsdetexte" style:family="paragraph">
      <style:text-properties style:font-name-complex="Times New Roman"/>
    </style:style>
    <style:style style:name="P393" style:parent-style-name="Corpsdetexte" style:family="paragraph">
      <style:text-properties style:font-name-complex="Times New Roman"/>
    </style:style>
    <style:style style:name="T394" style:parent-style-name="Policepardéfaut" style:family="text">
      <style:text-properties fo:font-style="italic" style:font-style-asian="italic"/>
    </style:style>
    <style:style style:name="T395" style:parent-style-name="Policepardéfaut" style:family="text">
      <style:text-properties fo:font-style="italic" style:font-style-asian="italic"/>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style>
    <style:style style:name="T398" style:parent-style-name="Policepardéfaut" style:family="text">
      <style:text-properties fo:font-variant="small-caps"/>
    </style:style>
    <style:style style:name="T399" style:parent-style-name="Policepardéfaut" style:family="text">
      <style:text-properties style:font-name-complex="Times New Roman"/>
    </style:style>
    <style:style style:name="T400" style:parent-style-name="Policepardéfaut" style:family="text">
      <style:text-properties style:font-name-complex="Times New Roman"/>
    </style:style>
    <style:style style:name="T401" style:parent-style-name="Policepardéfaut" style:family="text">
      <style:text-properties style:font-name-complex="Times New Roman"/>
    </style:style>
    <style:style style:name="T402" style:parent-style-name="Policepardéfaut" style:family="text">
      <style:text-properties style:font-name-complex="Times New Roman"/>
    </style:style>
    <style:style style:name="T403" style:parent-style-name="Policepardéfaut" style:family="text">
      <style:text-properties style:font-name-complex="Times New Roman"/>
    </style:style>
    <style:style style:name="T404" style:parent-style-name="Policepardéfaut" style:family="text">
      <style:text-properties style:font-name-complex="Times New Roman"/>
    </style:style>
    <style:style style:name="T405" style:parent-style-name="Policepardéfaut" style:family="text">
      <style:text-properties style:font-name-complex="Times New Roman"/>
    </style:style>
    <style:style style:name="T406" style:parent-style-name="Policepardéfaut" style:family="text">
      <style:text-properties style:font-name-complex="Times New Roman"/>
    </style:style>
    <style:style style:name="T407" style:parent-style-name="Policepardéfaut" style:family="text">
      <style:text-properties style:font-name-complex="Times New Roman"/>
    </style:style>
    <style:style style:name="T408" style:parent-style-name="Policepardéfaut" style:family="text">
      <style:text-properties style:font-name-complex="Times New Roman"/>
    </style:style>
    <style:style style:name="T409" style:parent-style-name="Policepardéfaut" style:family="text">
      <style:text-properties style:font-name-complex="Times New Roman"/>
    </style:style>
    <style:style style:name="T410" style:parent-style-name="Policepardéfaut" style:family="text">
      <style:text-properties style:font-name-complex="Times New Roman"/>
    </style:style>
    <style:style style:name="T411" style:parent-style-name="Policepardéfaut" style:family="text">
      <style:text-properties style:font-name-complex="Times New Roman"/>
    </style:style>
    <style:style style:name="T412" style:parent-style-name="Policepardéfaut" style:family="text">
      <style:text-properties style:font-name-complex="Times New Roman"/>
    </style:style>
    <style:style style:name="T413" style:parent-style-name="Policepardéfaut" style:family="text">
      <style:text-properties style:font-name-complex="Times New Roman"/>
    </style:style>
    <style:style style:name="T414" style:parent-style-name="Policepardéfaut" style:family="text">
      <style:text-properties style:font-name-complex="Times New Roman"/>
    </style:style>
    <style:style style:name="T415" style:parent-style-name="Policepardéfaut" style:family="text">
      <style:text-properties style:font-name-complex="Times New Roman"/>
    </style:style>
    <style:style style:name="T416" style:parent-style-name="Policepardéfaut" style:family="text">
      <style:text-properties style:font-name-complex="Times New Roman"/>
    </style:style>
    <style:style style:name="T417" style:parent-style-name="Policepardéfaut" style:family="text">
      <style:text-properties style:font-name-complex="Times New Roman"/>
    </style:style>
    <style:style style:name="T418" style:parent-style-name="Policepardéfaut" style:family="text">
      <style:text-properties style:font-name-complex="Times New Roman"/>
    </style:style>
    <style:style style:name="T419" style:parent-style-name="Policepardéfaut" style:family="text">
      <style:text-properties style:font-name-complex="Times New Roman"/>
    </style:style>
    <style:style style:name="T420" style:parent-style-name="Policepardéfaut" style:family="text">
      <style:text-properties style:font-name-complex="Times New Roman"/>
    </style:style>
    <style:style style:name="T421" style:parent-style-name="Policepardéfaut" style:family="text">
      <style:text-properties style:font-name-complex="Times New Roman"/>
    </style:style>
    <style:style style:name="T422" style:parent-style-name="Policepardéfaut" style:family="text">
      <style:text-properties style:font-name-complex="Times New Roman"/>
    </style:style>
    <style:style style:name="T423" style:parent-style-name="Policepardéfaut" style:family="text">
      <style:text-properties style:font-name-complex="Times New Roman"/>
    </style:style>
    <style:style style:name="T424" style:parent-style-name="Policepardéfaut" style:family="text">
      <style:text-properties style:font-name-complex="Times New Roman"/>
    </style:style>
    <style:style style:name="T425" style:parent-style-name="Policepardéfaut" style:family="text">
      <style:text-properties style:font-name-complex="Times New Roman"/>
    </style:style>
    <style:style style:name="P426" style:parent-style-name="Corpsdetexte" style:family="paragraph">
      <style:text-properties style:font-name-complex="Times New Roman"/>
    </style:style>
    <style:style style:name="P427" style:parent-style-name="Corpsdetexte" style:family="paragraph">
      <style:text-properties style:font-name-complex="Times New Roman"/>
    </style:style>
    <style:style style:name="P428" style:parent-style-name="Corpsdetexte" style:family="paragraph">
      <style:text-properties style:font-name-complex="Times New Roman"/>
    </style:style>
    <style:style style:name="T429" style:parent-style-name="Policepardéfaut" style:family="text">
      <style:text-properties style:font-name-complex="Times New Roman"/>
    </style:style>
    <style:style style:name="T430" style:parent-style-name="Policepardéfaut" style:family="text">
      <style:text-properties style:font-name-complex="Times New Roman" fo:font-weight="bold" style:font-weight-asian="bold"/>
    </style:style>
    <style:style style:name="T431" style:parent-style-name="Policepardéfaut" style:family="text">
      <style:text-properties style:font-name-complex="Times New Roman"/>
    </style:style>
    <style:style style:name="T432" style:parent-style-name="Policepardéfaut" style:family="text">
      <style:text-properties style:font-name-complex="Times New Roman"/>
    </style:style>
    <style:style style:name="T433" style:parent-style-name="Policepardéfaut" style:family="text">
      <style:text-properties style:font-name-complex="Times New Roman" fo:font-style="italic" style:font-style-asian="italic"/>
    </style:style>
    <style:style style:name="T434" style:parent-style-name="Policepardéfaut" style:family="text">
      <style:text-properties style:font-name-complex="Times New Roman"/>
    </style:style>
    <style:style style:name="T435" style:parent-style-name="Policepardéfaut" style:family="text">
      <style:text-properties style:font-name-complex="Times New Roman"/>
    </style:style>
    <style:style style:name="T436" style:parent-style-name="Policepardéfaut" style:family="text">
      <style:text-properties style:font-name-complex="Times New Roman"/>
    </style:style>
    <style:style style:name="T437" style:parent-style-name="Policepardéfaut" style:family="text">
      <style:text-properties style:font-name-complex="Times New Roman"/>
    </style:style>
    <style:style style:name="T438" style:parent-style-name="Policepardéfaut" style:family="text">
      <style:text-properties style:font-name-complex="Times New Roman"/>
    </style:style>
    <style:style style:name="T439" style:parent-style-name="Policepardéfaut" style:family="text">
      <style:text-properties style:font-name-complex="Times New Roman"/>
    </style:style>
    <style:style style:name="T440" style:parent-style-name="Policepardéfaut" style:family="text">
      <style:text-properties style:font-name-complex="Times New Roman"/>
    </style:style>
    <style:style style:name="T441" style:parent-style-name="Policepardéfaut" style:family="text">
      <style:text-properties style:font-name-complex="Times New Roman"/>
    </style:style>
    <style:style style:name="T442" style:parent-style-name="Policepardéfaut" style:family="text">
      <style:text-properties style:font-name-complex="Times New Roman"/>
    </style:style>
    <style:style style:name="T443" style:parent-style-name="Policepardéfaut" style:family="text">
      <style:text-properties style:font-name-complex="Times New Roman"/>
    </style:style>
    <style:style style:name="T444" style:parent-style-name="Policepardéfaut" style:family="text">
      <style:text-properties style:font-name-complex="Times New Roman"/>
    </style:style>
    <style:style style:name="T445" style:parent-style-name="Policepardéfaut" style:family="text">
      <style:text-properties style:font-name-complex="Times New Roman"/>
    </style:style>
    <style:style style:name="T446" style:parent-style-name="Policepardéfaut" style:family="text">
      <style:text-properties style:font-name-complex="Times New Roman"/>
    </style:style>
    <style:style style:name="T447" style:parent-style-name="Policepardéfaut" style:family="text">
      <style:text-properties style:font-name-complex="Times New Roman"/>
    </style:style>
    <style:style style:name="T448" style:parent-style-name="Policepardéfaut" style:family="text">
      <style:text-properties style:font-name-complex="Times New Roman"/>
    </style:style>
    <style:style style:name="T449" style:parent-style-name="Policepardéfaut" style:family="text">
      <style:text-properties style:font-name-complex="Times New Roman"/>
    </style:style>
    <style:style style:name="T450" style:parent-style-name="Policepardéfaut" style:family="text">
      <style:text-properties style:font-name-complex="Times New Roman"/>
    </style:style>
    <style:style style:name="T451" style:parent-style-name="Policepardéfaut" style:family="text">
      <style:text-properties style:font-name-complex="Times New Roman"/>
    </style:style>
    <style:style style:name="T452" style:parent-style-name="Policepardéfaut" style:family="text">
      <style:text-properties style:font-name-complex="Times New Roman"/>
    </style:style>
    <style:style style:name="T453" style:parent-style-name="Policepardéfaut" style:family="text">
      <style:text-properties style:font-name-complex="Times New Roman"/>
    </style:style>
    <style:style style:name="T454" style:parent-style-name="Policepardéfaut" style:family="text">
      <style:text-properties style:font-name-complex="Times New Roman"/>
    </style:style>
    <style:style style:name="P455" style:parent-style-name="Corpsdetexte" style:family="paragraph">
      <style:text-properties style:font-name-complex="Times New Roman"/>
    </style:style>
    <style:style style:name="P456" style:parent-style-name="quote" style:family="paragraph">
      <style:paragraph-properties fo:text-indent="0in"/>
    </style:style>
    <style:style style:name="T457" style:parent-style-name="Policepardéfaut" style:family="text">
      <style:text-properties style:font-name-complex="Times New Roman" fo:font-style="italic" style:font-style-asian="italic"/>
    </style:style>
    <style:style style:name="T458" style:parent-style-name="Policepardéfaut" style:family="text">
      <style:text-properties style:font-name-complex="Times New Roman" fo:font-style="italic" style:font-style-asian="italic"/>
    </style:style>
    <style:style style:name="T459" style:parent-style-name="Policepardéfaut" style:family="text">
      <style:text-properties style:font-name-complex="Times New Roman"/>
    </style:style>
    <style:style style:name="T460" style:parent-style-name="Policepardéfaut" style:family="text">
      <style:text-properties style:font-name-complex="Times New Roman"/>
    </style:style>
    <style:style style:name="T461" style:parent-style-name="Policepardéfaut" style:family="text">
      <style:text-properties style:font-name-complex="Times New Roman"/>
    </style:style>
    <style:style style:name="T462" style:parent-style-name="Policepardéfaut" style:family="text">
      <style:text-properties style:font-name-complex="Times New Roman"/>
    </style:style>
    <style:style style:name="T463" style:parent-style-name="Policepardéfaut" style:family="text">
      <style:text-properties style:font-name-complex="Times New Roman"/>
    </style:style>
    <style:style style:name="T464" style:parent-style-name="Policepardéfaut" style:family="text">
      <style:text-properties style:font-name-complex="Times New Roman"/>
    </style:style>
    <style:style style:name="P465" style:parent-style-name="Corpsdetexte" style:family="paragraph">
      <style:text-properties style:font-name-complex="Times New Roman"/>
    </style:style>
    <style:style style:name="T466" style:parent-style-name="Policepardéfaut" style:family="text">
      <style:text-properties fo:font-variant="small-caps"/>
    </style:style>
    <style:style style:name="P467" style:parent-style-name="Corpsdetexte" style:family="paragraph">
      <style:text-properties style:font-name-complex="Times New Roman"/>
    </style:style>
    <style:style style:name="T468" style:parent-style-name="Policepardéfaut" style:family="text">
      <style:text-properties style:font-name-complex="Times New Roman"/>
    </style:style>
    <style:style style:name="T469" style:parent-style-name="Policepardéfaut" style:family="text">
      <style:text-properties style:font-name-complex="Times New Roman" fo:font-weight="bold" style:font-weight-asian="bold"/>
    </style:style>
    <style:style style:name="T470" style:parent-style-name="Policepardéfaut" style:family="text">
      <style:text-properties style:font-name-complex="Times New Roman"/>
    </style:style>
    <style:style style:name="T471" style:parent-style-name="Policepardéfaut" style:family="text">
      <style:text-properties style:font-name-complex="Times New Roman"/>
    </style:style>
    <style:style style:name="T472" style:parent-style-name="Policepardéfaut" style:family="text">
      <style:text-properties style:font-name-complex="Times New Roman"/>
    </style:style>
    <style:style style:name="T473" style:parent-style-name="Policepardéfaut" style:family="text">
      <style:text-properties style:font-name-complex="Times New Roman"/>
    </style:style>
    <style:style style:name="T474" style:parent-style-name="Policepardéfaut" style:family="text">
      <style:text-properties style:font-name-complex="Times New Roman"/>
    </style:style>
    <style:style style:name="T475" style:parent-style-name="Policepardéfaut" style:family="text">
      <style:text-properties style:font-name-complex="Times New Roman"/>
    </style:style>
    <style:style style:name="T476" style:parent-style-name="Policepardéfaut" style:family="text">
      <style:text-properties style:font-name-complex="Times New Roman"/>
    </style:style>
    <style:style style:name="T477" style:parent-style-name="Policepardéfaut" style:family="text">
      <style:text-properties style:font-name-complex="Times New Roman"/>
    </style:style>
    <style:style style:name="T478" style:parent-style-name="Policepardéfaut" style:family="text">
      <style:text-properties style:font-name-complex="Times New Roman"/>
    </style:style>
    <style:style style:name="T479" style:parent-style-name="Policepardéfaut" style:family="text">
      <style:text-properties style:font-name-complex="Times New Roman"/>
    </style:style>
    <style:style style:name="T480" style:parent-style-name="Policepardéfaut" style:family="text">
      <style:text-properties style:font-name-complex="Times New Roman"/>
    </style:style>
    <style:style style:name="T481" style:parent-style-name="Policepardéfaut" style:family="text">
      <style:text-properties style:font-name-complex="Times New Roman"/>
    </style:style>
    <style:style style:name="T482" style:parent-style-name="Policepardéfaut" style:family="text">
      <style:text-properties style:font-name-complex="Times New Roman"/>
    </style:style>
    <style:style style:name="T483" style:parent-style-name="Policepardéfaut" style:family="text">
      <style:text-properties style:text-position="super 66.6%"/>
    </style:style>
    <style:style style:name="T484" style:parent-style-name="Policepardéfaut" style:family="text">
      <style:text-properties style:font-name-complex="Times New Roman"/>
    </style:style>
    <style:style style:name="T485" style:parent-style-name="Policepardéfaut" style:family="text">
      <style:text-properties style:font-name-complex="Times New Roman" fo:font-style="italic" style:font-style-asian="italic"/>
    </style:style>
    <style:style style:name="T486" style:parent-style-name="Policepardéfaut" style:family="text">
      <style:text-properties style:font-name-complex="Times New Roman"/>
    </style:style>
    <style:style style:name="T487" style:parent-style-name="Policepardéfaut" style:family="text">
      <style:text-properties style:font-name-complex="Times New Roman"/>
    </style:style>
    <style:style style:name="T488" style:parent-style-name="Policepardéfaut" style:family="text">
      <style:text-properties style:font-name-complex="Times New Roman"/>
    </style:style>
    <style:style style:name="T489" style:parent-style-name="Policepardéfaut" style:family="text">
      <style:text-properties style:font-name-complex="Times New Roman"/>
    </style:style>
    <style:style style:name="T490" style:parent-style-name="Policepardéfaut" style:family="text">
      <style:text-properties style:font-name-complex="Times New Roman"/>
    </style:style>
    <style:style style:name="T491" style:parent-style-name="Policepardéfaut" style:family="text">
      <style:text-properties style:font-name-complex="Times New Roman"/>
    </style:style>
    <style:style style:name="T492" style:parent-style-name="Policepardéfaut" style:family="text">
      <style:text-properties style:font-name-complex="Times New Roman"/>
    </style:style>
    <style:style style:name="T493" style:parent-style-name="Policepardéfaut" style:family="text">
      <style:text-properties style:font-name-complex="Times New Roman" fo:font-style="italic" style:font-style-asian="italic"/>
    </style:style>
    <style:style style:name="T494" style:parent-style-name="Policepardéfaut" style:family="text">
      <style:text-properties style:font-name-complex="Times New Roman"/>
    </style:style>
    <style:style style:name="T495" style:parent-style-name="Policepardéfaut" style:family="text">
      <style:text-properties style:font-name-complex="Times New Roman" fo:font-style="italic" style:font-style-asian="italic"/>
    </style:style>
    <style:style style:name="T496" style:parent-style-name="Policepardéfaut" style:family="text">
      <style:text-properties style:font-name-complex="Times New Roman"/>
    </style:style>
    <style:style style:name="T497" style:parent-style-name="Policepardéfaut" style:family="text">
      <style:text-properties style:font-name-complex="Times New Roman"/>
    </style:style>
    <style:style style:name="T498" style:parent-style-name="Policepardéfaut" style:family="text">
      <style:text-properties style:font-name-complex="Times New Roman"/>
    </style:style>
    <style:style style:name="T499" style:parent-style-name="Policepardéfaut" style:family="text">
      <style:text-properties style:font-name-complex="Times New Roman"/>
    </style:style>
    <style:style style:name="T500" style:parent-style-name="Policepardéfaut" style:family="text">
      <style:text-properties style:font-name-complex="Times New Roman"/>
    </style:style>
    <style:style style:name="T501" style:parent-style-name="Policepardéfaut" style:family="text">
      <style:text-properties style:font-name-complex="Times New Roman"/>
    </style:style>
    <style:style style:name="T502" style:parent-style-name="Policepardéfaut" style:family="text">
      <style:text-properties style:font-name-complex="Times New Roman"/>
    </style:style>
    <style:style style:name="T503" style:parent-style-name="Policepardéfaut" style:family="text">
      <style:text-properties style:font-name-complex="Times New Roman"/>
    </style:style>
    <style:style style:name="T504" style:parent-style-name="Policepardéfaut" style:family="text">
      <style:text-properties style:font-name-complex="Times New Roman"/>
    </style:style>
    <style:style style:name="T505" style:parent-style-name="Policepardéfaut" style:family="text">
      <style:text-properties style:font-name-complex="Times New Roman" fo:font-style="italic" style:font-style-asian="italic"/>
    </style:style>
    <style:style style:name="T506" style:parent-style-name="Policepardéfaut" style:family="text">
      <style:text-properties style:font-name-complex="Times New Roman"/>
    </style:style>
    <style:style style:name="T507" style:parent-style-name="Policepardéfaut" style:family="text">
      <style:text-properties style:font-name-complex="Times New Roman"/>
    </style:style>
    <style:style style:name="T508" style:parent-style-name="Policepardéfaut" style:family="text">
      <style:text-properties style:font-name-complex="Times New Roman"/>
    </style:style>
    <style:style style:name="T509" style:parent-style-name="Policepardéfaut" style:family="text">
      <style:text-properties style:font-name-complex="Times New Roman" fo:font-style="italic" style:font-style-asian="italic"/>
    </style:style>
    <style:style style:name="T510" style:parent-style-name="Policepardéfaut" style:family="text">
      <style:text-properties style:font-name-complex="Times New Roman" fo:font-style="italic" style:font-style-asian="italic"/>
    </style:style>
    <style:style style:name="T511" style:parent-style-name="Policepardéfaut" style:family="text">
      <style:text-properties style:font-name-complex="Times New Roman"/>
    </style:style>
    <style:style style:name="T512" style:parent-style-name="Policepardéfaut" style:family="text">
      <style:text-properties style:font-name-complex="Times New Roman"/>
    </style:style>
    <style:style style:name="T513" style:parent-style-name="Policepardéfaut" style:family="text">
      <style:text-properties style:font-name-complex="Times New Roman" fo:font-style="italic" style:font-style-asian="italic"/>
    </style:style>
    <style:style style:name="T514" style:parent-style-name="Policepardéfaut" style:family="text">
      <style:text-properties style:font-name-complex="Times New Roman"/>
    </style:style>
    <style:style style:name="T515" style:parent-style-name="Policepardéfaut" style:family="text">
      <style:text-properties style:font-name-complex="Times New Roman"/>
    </style:style>
    <style:style style:name="T516" style:parent-style-name="Policepardéfaut" style:family="text">
      <style:text-properties style:font-name-complex="Times New Roman"/>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Policepardéfaut" style:family="text">
      <style:text-properties fo:font-variant="small-caps"/>
    </style:style>
    <style:style style:name="P520" style:parent-style-name="Corpsdetexte" style:family="paragraph">
      <style:text-properties style:font-name-complex="Times New Roman"/>
    </style:style>
    <style:style style:name="P521" style:parent-style-name="Corpsdetexte" style:family="paragraph">
      <style:text-properties style:font-name-complex="Times New Roman"/>
    </style:style>
    <style:style style:name="P522" style:parent-style-name="Corpsdetexte" style:family="paragraph">
      <style:text-properties style:font-name-complex="Times New Roman"/>
    </style:style>
    <style:style style:name="P523" style:parent-style-name="Corpsdetexte" style:family="paragraph">
      <style:text-properties style:font-name-complex="Times New Roman"/>
    </style:style>
    <style:style style:name="P524" style:parent-style-name="Corpsdetexte" style:family="paragraph">
      <style:text-properties style:font-name-complex="Times New Roman"/>
    </style:style>
    <style:style style:name="P525" style:parent-style-name="Corpsdetexte" style:family="paragraph">
      <style:text-properties style:font-name-complex="Times New Roman"/>
    </style:style>
    <style:style style:name="P526" style:parent-style-name="Corpsdetexte" style:family="paragraph">
      <style:text-properties style:font-name-complex="Times New Roman"/>
    </style:style>
    <style:style style:name="P527" style:parent-style-name="Corpsdetexte" style:family="paragraph">
      <style:text-properties style:font-name-complex="Times New Roman"/>
    </style:style>
    <style:style style:name="P528" style:parent-style-name="Corpsdetexte" style:family="paragraph">
      <style:text-properties style:font-name-complex="Times New Roman"/>
    </style:style>
    <style:style style:name="P529" style:parent-style-name="Corpsdetexte" style:family="paragraph">
      <style:text-properties style:font-name-complex="Times New Roman"/>
    </style:style>
    <style:style style:name="P530" style:parent-style-name="Corpsdetexte" style:family="paragraph">
      <style:text-properties style:font-name-complex="Times New Roman"/>
    </style:style>
    <style:style style:name="T531" style:parent-style-name="Policepardéfaut" style:family="text">
      <style:text-properties style:text-position="super 63.6%"/>
    </style:style>
    <style:style style:name="T532" style:parent-style-name="Policepardéfaut" style:family="text">
      <style:text-properties style:text-position="super 63.6%"/>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office:automatic-styles>
  <office:body>
    <office:text text:use-soft-page-breaks="true">
      <text:p text:style-name="P1">title :<text:s/>Articles du<text:s/><text:span text:style-name="T2">Mercure de France</text:span>, année<text:s/>1895</text:p>
      <text:p text:style-name="term">copyeditor : Marguerite Bordry (Relecture)</text:p>
      <text:p text:style-name="term">copyeditor : Éric Thiébaud (OCR,<text:s/>Stylage sémantique)</text:p>
      <text:p text:style-name="P3">idno : http://obvil.sorbonne-universite.site/corpus/mercure-italie/annee-1895.xml</text:p>
      <text:p text:style-name="P4">idno : http://obvil.sorbonne-universite.site/corpus/mercure-italie/annee-1895.html</text:p>
      <text:p text:style-name="P5">idno : http://obvil.sorbonne-universite.site/corpus/mercure-italie/annee-1895.epub</text:p>
      <text:p text:style-name="P6">idno : http://obvil.sorbonne-universite.site/corpus/mercure-italie/annee-1895.txt</text:p>
      <text:p text:style-name="term">date :<text:s/>1895</text:p>
      <text:p text:style-name="term">lang : fre</text:p>
      <text:h text:style-name="Titre1" text:outline-level="1">Tome XIII, numéro 62, février 1895</text:h>
      <text:h text:style-name="Titre2" text:outline-level="2">Essais de littérature italienne.<text:s/><text:line-break/>Giosuè Carducci</text:h>
      <text:p text:style-name="P7">id : article-1895-02_143</text:p>
      <text:p text:style-name="P8">author : Ferrero, Augusto (1866-1924)</text:p>
      <text:p text:style-name="term">signed :<text:s/>Augusto Ferrero</text:p>
      <text:p text:style-name="term">section :<text:s/>none</text:p>
      <text:p text:style-name="term">title :<text:s/>Essais de littérature italienne. Giosuè Carducci</text:p>
      <text:p text:style-name="term">date :<text:s/>1895-02</text:p>
      <text:p text:style-name="term">ref :<text:s/>Tome XIII, numéro 62, février 1895,<text:s/>p. 143-151</text:p>
      <text:p text:style-name="byline"><text:span text:style-name="T9">Augusto Ferrero</text:span><text:span text:style-name="T10">.</text:span></text:p>
      <text:p text:style-name="P11">Tome XIII, numéro 62, février 1895, p. 143-151.</text:p>
      <text:p text:style-name="Corpsdetexte"><text:span text:style-name="T12">Le neuvième volume des<text:s/></text:span><text:span text:style-name="T13">Œuvres de<text:s/></text:span><text:span text:style-name="T14">Giosuè</text:span><text:span text:style-name="T15"><text:s/>Carducci</text:span><text:span text:style-name="T16"><text:s/>a dernièrement paru à Bologne. L</text:span><text:span text:style-name="T17">’</text:span><text:span text:style-name="T18">illustre poète y a recueilli, dans un ordre nouveau, les<text:s/></text:span><text:span text:style-name="T19">Giambi ed Epodi</text:span><text:span text:style-name="T20"><text:s/>et les<text:s/></text:span><text:span text:style-name="T21">Rime nuove</text:span><text:span text:style-name="T22">, c</text:span><text:span text:style-name="T23">’</text:span><text:span text:style-name="T24">est-à-dire des poèmes publiés durant une période de vingt-cinq ans. Vers les cinquante ou soixante ans, l</text:span><text:span text:style-name="T25">’</text:span><text:span text:style-name="T26">homme se plaît à regarder les jours déjà écoulés de sa vie. On rassemble les feuilles éparses, et l</text:span><text:span text:style-name="T27">’</text:span><text:span text:style-name="T28">on dresse, presque, l</text:span><text:span text:style-name="T29">’</text:span><text:span text:style-name="T30">inventaire de son activité, pour en laisser après soi le témoignage authentique.</text:span></text:p>
      <text:p text:style-name="P31">C’est donc en ces volumes qu’il est bon de rechercher la physionomie du poète, telle qu’elle s’y dessine, dans des traits qui, vraisemblablement, n’auront pas à se modifier plus tard.</text:p>
      <text:p text:style-name="P32">Giosuè<text:s/>Carducci est le seul des poètes contemporains de l’Italie dont la renommée et l’œuvre aient dépassé les frontières de son pays natal, en provoquantes louanges autant que les critiques, en conviant des talents d’élite à une tâche de traduction souvent malaisée ;<text:s/>en s’imposant, en somme, à l’attention et au respect, sinon toujours à l’admiration des lettrés de l’étranger.</text:p>
      <text:p text:style-name="P33">Le bruit que l’on fait à cette heure, en France surtout, autour de l’œuvre de Gabriele d’Annunzio, ne peut nullement être comparé à l’accueil que reçurent, hors de l’Italie, les<text:s/><text:soft-page-break/>poèmes de<text:s/>G. Carducci. Les revues et les feuilles quotidiennes n’ont fait connaître de<text:s/>G. d’Annunzio, en général, que les romans. Sa poésie, dont le caractère saillant réside plus dans la forme que dans le fond, n’a pas encore eu un réel retentissement international, auquel, d’ailleurs, elle n’aurait que des titres limités…</text:p>
      <text:p text:style-name="ab">§</text:p>
      <text:p text:style-name="Corpsdetexte"><text:bookmark-start text:name="bookmark15"/><text:bookmark-end text:name="bookmark15"/><text:span text:style-name="T34">Giosuè</text:span><text:span text:style-name="T35"><text:s/>Carducci est le poète national de l</text:span><text:span text:style-name="T36">’Italie<text:s/></text:span><text:span text:style-name="T37">moderne. Il a été vraiment le produit de son époque, dont il refléta tout le mouvement moral et politique. Le lettré studieux, tout épris de la grandeur de l</text:span><text:span text:style-name="T38">’</text:span><text:span text:style-name="T39">ancien Latium, l</text:span><text:span text:style-name="T40">’</text:span><text:span text:style-name="T41">érudit qui s</text:span><text:span text:style-name="T42">’</text:span><text:span text:style-name="T43">était assimilé les façons naïves, gracieuses et énergiques de nos poètes primitifs du treizième et du quatorzième siècles, dès les origines jusqu</text:span><text:span text:style-name="T44">’</text:span><text:span text:style-name="T45">au<text:s/></text:span><text:span text:style-name="T46">dolce stil novo</text:span><text:span text:style-name="T47">, et après jusqu</text:span><text:span text:style-name="T48">’</text:span><text:span text:style-name="T49">à la fraîcheur polizianesque de la Renaissance, devait se servir de la forme empruntée à l</text:span><text:span text:style-name="T50">’</text:span><text:span text:style-name="T51">ancien classicisme pour interpréter dans ses vers tous les besoins, les aspirations, les revendications, les douleurs, les espoirs de son temps. L</text:span><text:span text:style-name="T52">’</text:span><text:span text:style-name="T53">impatience frémissante qui naît d</text:span><text:span text:style-name="T54">’</text:span><text:span text:style-name="T55">une longue attente, le tressaillement qui salue l</text:span><text:span text:style-name="T56">’</text:span><text:span text:style-name="T57">heure convoitée, la révolte fière et indomptable, les menaces aux hésitants, aux timides, aux tardifs, se mêlent, dans cette poésie fiévreuse et emportée, à l</text:span><text:span text:style-name="T58">’</text:span><text:span text:style-name="T59">amertume qu</text:span><text:span text:style-name="T60">’</text:span><text:span text:style-name="T61">inspire la réalité si différente du rêve.</text:span></text:p>
      <text:p text:style-name="P62">À l’Italie moderne, un tel poète ne pouvait manquer. Il fut la voix grandiose et vibrante de l’âme nationale. Et c’est bien l’âme de la nation qui passe dans ses strophes :<text:s/>dans la vie qu’elle vécut à travers le passé, autant que dans la vie qu’elle traverse aujourd’hui. Car à côté de l’intelligence sagace du temps moderne, il y a dans Carducci une intuition merveilleuse et exacte des âges antérieurs. Il est le poète de l’Italie, dans toute l’extension de sa géographie et de son histoire :<text:s/>et la géographie et l’histoire nationales chantent dans ses vers avec une magnifique ampleur que l’on ne connaissait guère plus depuis le Dante.</text:p>
      <text:p text:style-name="P63">C’est bien ici, je crois, le caractère saillant de son œuvre. Carducci n’appartient pas aux poètes universels, tels que, dans ce siècle, notre<text:s/>Leopardi, et, encore, Byron, Goethe, de Musset, Lamartine. Une partie de son œuvre a, psychologiquement, une portée générale ;<text:s/>mais les poèmes qui ont le plus de relief, et qui trouvèrent le plus<text:s/>d’écho, sont bien des poèmes profondément, foncièrement italiens :<text:s/>de l’Italie romaine, de l’Italie du Moyen Âge, ou de l’Italie moderne, mais toujours italiens.</text:p>
      <text:p text:style-name="Corpsdetexte"><text:span text:style-name="T64">Carducci lui-même le reconnaît. Il rappelle sa jeunesse lorsqu</text:span><text:span text:style-name="T65">’</text:span><text:span text:style-name="T66">il s</text:span><text:span text:style-name="T67">’</text:span><text:span text:style-name="T68">éloigna du charme des vierges dansantes au soleil du printemps, lorsqu</text:span><text:span text:style-name="T69">’</text:span><text:span text:style-name="T70">il ouvrit son âme aux ardeurs sévères de la liberté et de la Justice</text:span><text:span text:style-name="T71"> :</text:span><text:span text:style-name="T72"><text:s/></text:span><text:span text:style-name="quote.c">« Et je croyais naître au nouvel âge, poète de l’Italie, dont les strophes<text:s/></text:span><text:soft-page-break/><text:span text:style-name="quote.c">vibrent au ciel comme des épées rugissantes et dont le chant, aile d’incendie, dévore les forêts, et va »</text:span><text:span text:style-name="T73"> :</text:span></text:p>
      <text:p text:style-name="P74">E uscir credeami italico vate a la nuova etade,</text:p>
      <text:p text:style-name="P75">Le cui strofe al ciel vibrano,<text:s/>come<text:s/>rugghianti spade,</text:p>
      <text:p text:style-name="P76">E il canto, ala d’incendio, divora i boschi e va.</text:p>
      <text:p text:style-name="Corpsdetexte"><text:span text:style-name="T77">Les poésies publiées par Carducci dans ces dernières années,<text:s/></text:span><text:span text:style-name="T78">Piemonte</text:span><text:span text:style-name="T79">,<text:s/></text:span><text:span text:style-name="T80">La Bicocca</text:span><text:span text:style-name="T81">,<text:s/></text:span><text:span text:style-name="T82">Cadore</text:span><text:span text:style-name="T83">, sont encore des poésies nationales. Le poète y retrouve souvent la flamme qui brûlait dans les vers composés par lui entre 1859 et 1870, c</text:span><text:span text:style-name="T84">’</text:span><text:span text:style-name="T85">est-à-dire dans la période héroïque du<text:s/></text:span><text:span text:style-name="T86">Risorgimento</text:span><text:span text:style-name="T87">.</text:span></text:p>
      <text:p text:style-name="Corpsdetexte"><text:span text:style-name="T88">Il débutait, à cette époque, par une foi illimitée en la dynastie de Savoie et dans le rôle fatidique qu</text:span><text:span text:style-name="T89">’</text:span><text:span text:style-name="T90">elle était appelée à jouer dans l</text:span><text:span text:style-name="T91">’</text:span><text:span text:style-name="T92">histoire de la nation.<text:s/></text:span><text:span text:style-name="quote.c">« Que Dieu te sauve, ô cher signe, notre amour et notre joie ! Croix blanche de Savoie, que Dieu te sauve, et qu’il sauve le roi ! »</text:span></text:p>
      <text:p text:style-name="P93">Dio ti salvi, o cara insegna,</text:p>
      <text:p text:style-name="P94">Nostro amore e nostra gioia !</text:p>
      <text:p text:style-name="P95">Bianca Croce di Savoia,</text:p>
      <text:p text:style-name="P96">Dio ti salvi, e salvi il re !</text:p>
      <text:p text:style-name="Corpsdetexte"><text:span text:style-name="T97">Mais plus tard les opinions du poète changère</text:span><text:span text:style-name="T98">nt. La promesse de Napoléon </text:span><text:span text:style-name="T99">III,<text:s/></text:span><text:span text:style-name="T100">« </text:span><text:span text:style-name="T101">L</text:span><text:span text:style-name="T102">’</text:span><text:span text:style-name="T103">Italie libre des Alpes à l</text:span><text:span text:style-name="T104">’</text:span><text:span text:style-name="T105">Adriatique</text:span><text:span text:style-name="T106"> »</text:span><text:span text:style-name="T107">, n</text:span><text:span text:style-name="T108">’</text:span><text:span text:style-name="T109">avait pas été accomplie. Venise languissait encore sous le joug de l</text:span><text:span text:style-name="T110">’</text:span><text:span text:style-name="T111">Autriche. Quand, en 1866, elle fut rendue au royaume d</text:span><text:span text:style-name="T112">’</text:span><text:span text:style-name="T113">Italie, c</text:span><text:span text:style-name="T114">’</text:span><text:span text:style-name="T115">était Trente et Trieste qui attendaient le jour de la délivrance.</text:span></text:p>
      <text:p text:style-name="P116">De plus — et c’était un point cardinal des revendications italiennes — Rome demeurait toujours au pape :<text:s/>Rome, la capitale sacrée de l’Italie ;<text:s/>Rome qui par son nom, ses traditions, personnifiait depuis les temps les plus reculés la grandeur et l’esprit historiques du pays. Le gouvernement italien, qui avait les mains liées<text:s/>par la Convention de Septembre 1864, ne pouvait songer, pour le moment, à réaliser cet article suprême du programme national. Ainsi il fallait tolérer les répressions d’Aspromonte et celles de Mentana, et les actes de dureté, et même de cruauté, par lesquels se signalait le pouvoir agonisant des papes.</text:p>
      <text:p text:style-name="P117">Esprit éminemment patriotique, Carducci se révolta contre l’acquiescement des gouvernants qui proclamaient la nécessité d’atteindre le but désiré par les<text:s/>« voies morales ». Le génie de Garibaldi — ce héros populaire, toujours prêt à donner son sang pour la Justice et<text:s/><text:soft-page-break/>la Liberté, sans se soucier guère des convenances diplomatiques — attira surtout notre poète national.</text:p>
      <text:p text:style-name="Corpsdetexte"><text:span text:style-name="T118">Il flétrit alors sans pitié, avec colère et sarcasme, les ministres qu</text:span><text:span text:style-name="T119">i résistaient aux efforts du « </text:span><text:span text:style-name="T120">parti de l</text:span><text:span text:style-name="T121">’</text:span><text:span text:style-name="T122">action</text:span><text:span text:style-name="T123"> »</text:span><text:span text:style-name="T124">, et, en même temps, il s</text:span><text:span text:style-name="T125">’</text:span><text:span text:style-name="T126">éloigna logiquement de la dynastie, qui choisissait et gardait de tels ministres. La brèche de la<text:s/></text:span><text:span text:style-name="T127">Porta-Pia</text:span><text:span text:style-name="T128">, qui rendit enfin la ville éternelle aux Italiens, n</text:span><text:span text:style-name="T129">’</text:span><text:span text:style-name="T130">apaisa pas le dédain du poète. Il reprocha aux politiciens d</text:span><text:span text:style-name="T131">’</text:span><text:span text:style-name="T132">y être entrés presque en cachette, et s</text:span><text:span text:style-name="T133">’</text:span><text:span text:style-name="T134">écria amèrement que, pendant que l</text:span><text:span text:style-name="T135">’</text:span><text:span text:style-name="T136">Italie demandait à grande voix Rome, on lui avait donné Byzance</text:span><text:span text:style-name="T137"> !</text:span><text:span text:style-name="T138"><text:s/>Il n</text:span><text:span text:style-name="T139">’</text:span><text:span text:style-name="T140">épargna pas au peuple de son pays l</text:span><text:span text:style-name="T141">’</text:span><text:span text:style-name="T142">épithète de<text:s/></text:span><text:span text:style-name="T143">« </text:span><text:span text:style-name="T144">lâche</text:span><text:span text:style-name="T145"> »</text:span><text:span text:style-name="T146">, et le fustigea plus violemment encore pour avoir applaudi les débordements de son patriotisme indigné.</text:span></text:p>
      <text:p text:style-name="Corpsdetexte"><text:span text:style-name="T147">Il condamna avec âpreté la courtisanerie sous toutes ses formes. L</text:span><text:span text:style-name="T148">’</text:span><text:span text:style-name="T149">institution d</text:span><text:span text:style-name="T150">’</text:span><text:span text:style-name="T151">une<text:s/></text:span><text:span text:style-name="T152">Consulta araldica</text:span><text:span text:style-name="T153">, pour contrôler et enrôler les titres de la noblesse, provoqua sa colère. Il rêva d</text:span><text:span text:style-name="T154">’</text:span><text:span text:style-name="T155">atteindre toutes les iniquités, toutes les tyrannies. Les protagonistes de la Révolution, et ses précurseurs philosophiques, obtinrent dans ses vers l</text:span><text:span text:style-name="T156">’</text:span><text:span text:style-name="T157">apothéose. Voltaire, Kant furent exaltés par lui de même que Robespierre, Saint-Just et Danton. Par<text:s/></text:span><text:span text:style-name="T158">contre, le roi Louis XIV, Napoléon III et le pape Pie </text:span><text:span text:style-name="T159">IX ne furent point ménagés par cette muse fougueuse qui ne connaissait d</text:span><text:span text:style-name="T160">’</text:span><text:span text:style-name="T161">obstacles ni de brides. Aussi fut-il lui-même en butte aux attaques des modérés, autant dans le champ de la politique que dans celui de la littérature.</text:span></text:p>
      <text:p text:style-name="P162">En ces dernières années, on le sait,<text:s/>Giosuè<text:s/>Carducci s’est rapproché de la cour. Il est rentré dans l’orthodoxie constitutionnelle ;<text:s/>il a accepté le titre de sénateur et a renoncé aux élans turbulents de sa jeunesse. On a beaucoup insisté sur le rôle joué dans une telle évolution par le charme de<text:s/>la reine<text:s/>Marguerite. Celle-ci est, certainement, une femme supérieure, d’un esprit cultivé et érudit, quoique trop conservateur. Il ne faudrait cependant voir là qu’un épisode et non la vraie cause de cette évolution…<text:s/>La vérité, c’est que, à la longue, un ordre de choses régulier et normal s’est établi, accepté par l’immense majorité des Italiens. Les fautes du passé, les divergences d’opinion sur les moyens d’arriver au but, devaient peu à peu s’oublier, dès que ce but a été atteint. L’opposition irréconciliable, et même la bouderie prolongée, eût été contraire aux aspirations et aux nécessités nationales. C’eût été se condamner à un exil moral tout d’impuissance et de stérilité. Les problèmes de l’heure actuelle ne sont nullement les problèmes<text:s/>d’il y a vingt-cinq ans. À quoi bon alors rééditer les vieilles querelles ?</text:p>
      <text:p text:style-name="P163">C’est par ce même chemin qu’ont été ramenés à la monarchie bien d’autres éléments du parti radical, dont le républicanisme n’avait pas été, cependant, moins bruyant ni moins batailleur que celui de Carducci.</text:p>
      <text:soft-page-break/>
      <text:p text:style-name="Corpsdetexte"><text:span text:style-name="T164">Quant aux problèmes du présent, ce ne sera pas la muse de<text:s/></text:span><text:span text:style-name="T165">Giosuè</text:span><text:span text:style-name="T166"><text:s/>Carducci qui les abordera. Il vient de le proclamer dans sa préface à la traduction par Sanfelice du<text:s/></text:span><text:span text:style-name="T167">Prométhée délivré</text:span><text:span text:style-name="T168"><text:s/>de P. S. </text:span><text:span text:style-name="T169">Shelley. Dans ces pages, il dit que le socialisme est une question sévère et terrifiante, et non pas un bibelot pour les vers éclopés. Les événements</text:span><text:span text:style-name="T170"><text:s/></text:span><text:span text:style-name="T171">de Sicile sont les symptômes d</text:span><text:span text:style-name="T172">’</text:span><text:span text:style-name="T173">un malaise qui ne peut pas être guéri par la poésie.</text:span></text:p>
      <text:p text:style-name="P174">Ce n’est pas le cas de discuter ici cette théorie.</text:p>
      <text:p text:style-name="Corpsdetexte"><text:span text:style-name="T175">Le même Carducci, d</text:span><text:span text:style-name="T176">’</text:span><text:span text:style-name="T177">ailleurs, n</text:span><text:span text:style-name="T178">’</text:span><text:span text:style-name="T179">effleurait-il pas la question sociale, quand il préconisait les triomphes de l</text:span><text:span text:style-name="T180">’</text:span><text:span text:style-name="T181">avenir, qui ne seront plus les triomphes des rois, mais les triomphes du peuple sur l</text:span><text:span text:style-name="T182">’</text:span><text:span text:style-name="T183">âge noir de la barbarie</text:span><text:span text:style-name="T184"> ?</text:span><text:span text:style-name="T185"><text:s/>Et, de même, quand il composait cette ode superbe</text:span><text:span text:style-name="T186"> :</text:span><text:span text:style-name="T187"><text:s/></text:span><text:span text:style-name="T188">La Mère</text:span><text:span text:style-name="T189">, pour un groupe du sculpteur Cecioni, représentant une glaneuse qui caresse son enfant</text:span><text:span text:style-name="T190"> ?<text:s/></text:span><text:span text:style-name="T191">Le poète se plaisait à voir personnifié dans ce marbre un grand espoir des siècles.<text:s/></text:span><text:span text:style-name="quote.c">« Quand le travail sera-t-il joyeux ? Quand l’amour aura-t-il la quiétude ? »</text:span></text:p>
      <text:p text:style-name="P192">Quando il lavoro sarà lieto ?</text:p>
      <text:p text:style-name="quote.l">Quando securo sarà l’amore ?</text:p>
      <text:p text:style-name="ab">§</text:p>
      <text:p text:style-name="P193">Si la partie politique est la plus saillante dans l’œuvre de Carducci, et celle qui l’empreint d’un caractère si national, elle est bien loin de la représenter tout entière.</text:p>
      <text:p text:style-name="P194">Carducci n’est pas seulement le poète du combat, l’amoureux enthousiaste de toutes les libertés politiques, religieuses et morales. À côté du citoyen, l’homme point en lui, l’homme qui aime le beau, la nature, le sourire des vierges, le soleil, l’azur, la mer, les moissons flottantes dans les campagnes, les forêts qui bruissent au souffle du vent, les neiges qui rayonnent de blancheur sur le haut des Alpes.</text:p>
      <text:p text:style-name="Corpsdetexte"><text:span text:style-name="T195">La nature</text:span><text:span text:style-name="T196"> :</text:span><text:span text:style-name="T197"><text:s/>voilà le plus grand amour du poète. Un panthéisme sincère et profond passe dans toute son œuvre, et l</text:span><text:span text:style-name="T198">’</text:span><text:span text:style-name="T199">anime par les accents éternels de l</text:span><text:span text:style-name="T200">’</text:span><text:span text:style-name="T201">harmonie<text:s/></text:span><text:span text:style-name="T202">des choses</text:span><text:span text:style-name="T203"><text:s/>C</text:span><text:span text:style-name="T204">’</text:span><text:span text:style-name="T205">est un panthéisme emprunté à la conception grecque de Géa, à la philosophie réaliste de Lucrèce, à la poésie bucolique<text:s/></text:span><text:span text:style-name="T206">qui</text:span><text:span text:style-name="T207"><text:s/>nous charme à toute heure chez Virgile, chez Horace, chez Tibulle, chez Catulle. Anacréon et Mimnerme ont tenu sur les fonts baptismaux la Muse d</text:span><text:span text:style-name="T208">’</text:span><text:span text:style-name="T209">Enotrio Romano</text:span><text:span text:style-name="T210"><text:s/>— </text:span><text:span text:style-name="T211">premier pseudonyme de Carducci. Dans la série de poésies qu</text:span><text:span text:style-name="T212">’</text:span><text:span text:style-name="T213">il a</text:span><text:span text:style-name="T214"><text:s/></text:span><text:span text:style-name="T215">nommées<text:s/></text:span><text:span text:style-name="T216">Printemps helléniques</text:span><text:span text:style-name="T217">, nous revient encore la grâce de Sapho, la noblesse d</text:span><text:span text:style-name="T218">’</text:span><text:span text:style-name="T219">Alcée, l</text:span><text:span text:style-name="T220">’</text:span><text:span text:style-name="T221">attrait impérissable des dieux de la Grèce, qui ignorent le crépuscule, et qui dorment dans les troncs des arbres, dans les fleurs, au-dessus des montagnes, des fleuves et des mers. Et dans un<text:s/></text:span><text:soft-page-break/><text:span text:style-name="T222">serein renouveau nous voyons encore les mystiques Champs-Élysées, où les poètes et les belles s</text:span><text:span text:style-name="T223">’</text:span><text:span text:style-name="T224">en vont errant, dans un murmure de voix paisibles.</text:span></text:p>
      <text:p text:style-name="P225">Ainsi se succèdent dans ses<text:s/>strophes les paysages et les marines, le sourire du printemps et la mélancolie rêveuse de l’automne, le réveil d’avril et la fécondité du vital messidor. L’on entrevoit des églises agrestes perdues dans le silence de la campagne, des cimetières où l’on envie le repos éternel, et la fumée fuyante des moulins et des fouleies. Le cœur du poète s’attendrit à ces spectacles :<text:s/>l’amertume qui lui vient de la vie, le désenchantement né de l’envolée de tant d’espoirs déçus, toute la tristesse vague et indéfinie que les années apportent s’apaise soudain à la vue du doux pays natal, des collines qui fument dans le brouillard, de la plaine souriante parmi la pluie matinale.</text:p>
      <text:p text:style-name="quote">« À quoi bon, dit-il alors dans l’<text:span text:style-name="T226">Idylle maremman</text:span>, à quoi bon poursuivre de mes vers les lâches de l’Italie ? »</text:p>
      <text:p text:style-name="P227">C’était bien mieux d’épouser Marie la blonde, et de rester à l’ombre des peupliers, sur le parvis rustique, à dire des contes avec ses amis, dans le calme du midi.</text:p>
      <text:p text:style-name="Corpsdetexte"><text:span text:style-name="T228">Cette compréhension profonde et intellectuelle de la nature a rendu possible chez Carducci son admirable divination du monde païen, grec et latin, qu</text:span><text:span text:style-name="T229">’</text:span><text:span text:style-name="T230">il ressuscite avec intensité dans les<text:s/></text:span><text:span text:style-name="T231">Odi barbare</text:span><text:span text:style-name="T232">. Si ces poésies ont marqué une audacieuse tentative d</text:span><text:span text:style-name="T233">’</text:span><text:span text:style-name="T234">innovation métrique, ou, si l</text:span><text:span text:style-name="T235">’</text:span><text:span text:style-name="T236">on aime mieux, de retour à l</text:span><text:span text:style-name="T237">’</text:span><text:span text:style-name="T238">antique, elles sont encore plus significatives par l</text:span><text:span text:style-name="T239">’</text:span><text:span text:style-name="T240">unité et la solidité de la conception. La vie a été abreuvée de tristesse par la religion chrétienne, qui a condamné le plaisir, imaginé que la beauté était la porte du diable, s</text:span><text:span text:style-name="T241">’</text:span><text:span text:style-name="T242">est</text:span><text:span text:style-name="T243"><text:s/></text:span><text:span text:style-name="T244">ach</text:span><text:span text:style-name="T245">arnée contre les monuments de l’</text:span><text:span text:style-name="T246">art antique qui étaient dédiés à la glorification de la vie, du plaisir, de la beauté. Depuis, un lourd cauchemar a hanté les esprits. Le soleil a été banni des temples chrétiens</text:span><text:span text:style-name="T247"> :</text:span><text:span text:style-name="T248"><text:s/>le Dieu crucifié a crucifié les hommes. Mais le poète sent rejaillir des sources de son être toute la sérénité de ces âges disparus. Il appelle l</text:span><text:span text:style-name="T249">’</text:span><text:span text:style-name="T250">âme humaine à la rescousse.<text:s/></text:span><text:span text:style-name="T251">« </text:span><text:span text:style-name="T252">Les jours sombres sont passés</text:span><text:span text:style-name="T253"> :</text:span><text:span text:style-name="T254"><text:s/>relève-toi et règne</text:span><text:span text:style-name="T255"> ! »</text:span><text:span text:style-name="T256"><text:s/>Le vin, l</text:span><text:span text:style-name="T257">’</text:span><text:span text:style-name="T258">amour, la joie, les attraits éternels de la nature ont droit au partage de la vie de l</text:span><text:span text:style-name="T259">’</text:span><text:span text:style-name="T260">homme, laquelle doit se passer dans l</text:span><text:span text:style-name="T261">’</text:span><text:span text:style-name="T262">action et non pas dans l</text:span><text:span text:style-name="T263">’</text:span><text:span text:style-name="T264">ennui stérile de toutes les choses de ce monde. C</text:span><text:span text:style-name="T265">’</text:span><text:span text:style-name="T266">est encore la voix de Satan, non la conception diabolique de l</text:span><text:span text:style-name="T267">’</text:span><text:span text:style-name="T268">Église, mais la personnification de la matière qui se révolte contre l</text:span><text:span text:style-name="T269">’</text:span><text:span text:style-name="T270">ascétisme.</text:span></text:p>
      <text:p text:style-name="Corpsdetexte"><text:span text:style-name="T271">À la religion de la nature le poète ajoute le culte des traditions de sa patrie. C</text:span><text:span text:style-name="T272">’</text:span><text:span text:style-name="T273">est un esprit éminemment latin qui entrevoit l</text:span><text:span text:style-name="T274">’</text:span><text:span text:style-name="T275">Urbs</text:span><text:span text:style-name="T276"><text:s/>éternelle dans tout ce qui est grand, auguste. Rome, c</text:span><text:span text:style-name="T277">’</text:span><text:span text:style-name="T278">est la déesse mère de l</text:span><text:span text:style-name="T279">’</text:span><text:span text:style-name="T280">Italie, c</text:span><text:span text:style-name="T281">’</text:span><text:span text:style-name="T282">est la déesse mère de tous les peuples</text:span><text:span text:style-name="T283"> :</text:span><text:span text:style-name="T284"><text:s/>qui ne la reconnaît<text:s/></text:span><text:soft-page-break/><text:span text:style-name="T285">pas pour telle a le cœur plongé dans de froides ténèbres.</text:span></text:p>
      <text:p text:style-name="ab">§</text:p>
      <text:p text:style-name="Corpsdetexte"><text:span text:style-name="T286">Nul ne peut disputer à<text:s/></text:span><text:span text:style-name="T287">Giosuè</text:span><text:span text:style-name="T288"><text:s/>Carducci la première place parmi les poètes de l</text:span><text:span text:style-name="T289">’</text:span><text:span text:style-name="T290">Italie contemporaine. Talent complexe et multiple, il a réussi dans la satire et le sarcasme autant que dans le pathétique et dans le genre le plus naïf et délicat. Il est également supérieur dans la violence et dans la tendresse. Ses ïambes politiques ont la vigueur des vers de Victor Hugo et de Barbier, avec qui plus d</text:span><text:span text:style-name="T291">’</text:span><text:span text:style-name="T292">une fois il avoue sa parenté. Et à côté l</text:span><text:span text:style-name="T293">’</text:span><text:span text:style-name="T294">on trouve l</text:span><text:span text:style-name="T295">’</text:span><text:span text:style-name="T296">inexprimable grâce des ballades du<text:s/></text:span><text:span text:style-name="T297">Trecento</text:span><text:span text:style-name="T298"><text:s/>et du<text:s/></text:span><text:span text:style-name="T299">Quattrocento</text:span><text:span text:style-name="T300">, et on les dirait dictées pour les madones de Filippo Lippi et de Sandro Botticelli.</text:span></text:p>
      <text:p text:style-name="Corpsdetexte"><text:span text:style-name="T301">Giosuè</text:span><text:span text:style-name="T302"><text:s/>Carducci a depuis longtemps, du reste, conscience de sa valeur. Comme Horace croyait le monument de ses<text:s/></text:span><text:span text:style-name="T303">Carmina</text:span><text:span text:style-name="T304"><text:s/>plus immortel que</text:span><text:span text:style-name="T305"><text:s/></text:span><text:span text:style-name="T306">l</text:span><text:span text:style-name="T307">’</text:span><text:span text:style-name="T308">airain, comme le Dante se sentait appelé à dépasser la renommée de Guido Guinicelli, comme Alexandre Manzoni pensait que son chant à Napoléon n</text:span><text:span text:style-name="T309">’</text:span><text:span text:style-name="T310">aurait pas à craindre l</text:span><text:span text:style-name="T311">’</text:span><text:span text:style-name="T312">oubli, de même<text:s/></text:span><text:span text:style-name="T313">Giosuè</text:span><text:span text:style-name="T314"><text:s/>Carducci, le poète des<text:s/></text:span><text:span text:style-name="T315">Primavere elleniche</text:span><text:span text:style-name="T316">, se proclame<text:s/></text:span><text:span text:style-name="quote.c">« le dernier fils des poètes sacrés Eolyens »</text:span><text:span text:style-name="T317">. Et lorsqu</text:span><text:span text:style-name="T318">’</text:span><text:span text:style-name="T319">il passe en revue les maîtres du sonnet, cette forme si pure de la poésie, il rappelle la perfection d</text:span><text:span text:style-name="T320">’</text:span><text:span text:style-name="T321">art que lui apportèrent le Dante, Pétrarque, le Tasse,<text:s/></text:span><text:span text:style-name="T322">Alfi</text:span><text:span text:style-name="T323">er</text:span><text:span text:style-name="T324">i</text:span><text:span text:style-name="T325">, Foscolo, et déclare n</text:span><text:span text:style-name="T326">’</text:span><text:span text:style-name="T327">être non pas le sixième, mais le dernier de cette glorieuse élite.</text:span></text:p>
      <text:p text:style-name="P328">L’œuvre de Carducci, toutefois, comme toute œuvre humaine, n’est pas exempte de défauts. On ne pourrait certes point considérer comme tels son classicisme de la forme et son érudition riche et variée ;<text:s/>il n’en est pas moins vrai qu’il y a là un assez grave obstacle à la diffusion de ses poèmes. Carducci appartient à l’aristocratie de<text:s/>l’art. Son œuvre, au moins dans une certaine partie, n’est pas à la portée de tous, et il est bien peu de gens qui peuvent parler avec compétence d’une telle poésie.</text:p>
      <text:p text:style-name="P329">Ce que l’on peut lui reprocher, c’est, parfois, le baroque de certaines images, qui nous ramènent au dix-septième siècle. Sa période est souvent tourmentée et obscure. Et dans la lutte engagée avec tant de politiciens et de lettrés, il a dépassé plus d’une fois la mesure et il en est arrivé à de véritables injustices, qu’il faut, il est vrai, imputer à la fougue du combat.</text:p>
      <text:p text:style-name="P330">Mais ce ne sont là que des détails.<text:s/>Giosuè<text:s/>Carducci n’en demeure pas moins le grand poète de l’Italie contemporaine, et le dernier survivant de de la glorieuse pléiade européenne à laquelle ont appartenu de nos jours Alfred Tennyson et Victor Hugo.</text:p>
      <text:soft-page-break/>
      <text:h text:style-name="Titre2" text:outline-level="2">Les Ateliers [extrait]</text:h>
      <text:p text:style-name="term">id : article-1895-02_197</text:p>
      <text:p text:style-name="term">author : Bernard, Émile (1868-1941)</text:p>
      <text:p text:style-name="term">signed : Émile Bernard</text:p>
      <text:p text:style-name="term">section :<text:s/>none</text:p>
      <text:p text:style-name="term">title :<text:s/>Les Ateliers [extrait]</text:p>
      <text:p text:style-name="term">date :<text:s/>1895-02</text:p>
      <text:p text:style-name="term">ref :<text:s/>Tome XIII, numéro 62, février 1895,<text:s/>p. 194-205 [197-199]</text:p>
      <text:p text:style-name="byline"><text:span text:style-name="T331">Émile Bernard</text:span>.</text:p>
      <text:p text:style-name="bibl">Tome XIII, numéro 62, février 1895,<text:s/>p. 194-205 [197-199].</text:p>
      <text:p text:style-name="P332">[…]</text:p>
      <text:p text:style-name="P333">Michel-Ange débuta dans la boutique de Ghirlandajo, où il était presque valet. Il y broyait les couleurs, dessinait les cartons, touchait à tout ce qui concernait le métier, comme :<text:s/>marbre, terre, huiles, vernis, essences, poudres, etc. Raphaël fut élevé dans l’atelier<text:s/>de son père, médiocre peintre — nous dit-on — dont il copia les tableaux, puis entra chez le<text:s/>Pérugin.</text:p>
      <text:p text:style-name="Corpsdetexte">Léonard de Vinci alla chez André<text:s/>Verrocchio, lequel avait aussi une boutique à icônes. On raconte que trois ans après son initiation il peignit dans un tableau de son maître un ange si plein de grâce que celui-ci<text:s/>ne voulut point le retoucher — il avait alors quinze ans.</text:p>
      <text:p text:style-name="Corpsdetexte"><text:span text:style-name="T334">Voici tr</text:span><text:span text:style-name="T335">ois faits des plus marquants. — </text:span><text:span text:style-name="T336">J</text:span><text:span text:style-name="T337">’</text:span><text:span text:style-name="T338">ai pris ceux-là on comprend pourquoi</text:span><text:span text:style-name="T339"> :</text:span><text:span text:style-name="T340"><text:s/></text:span><text:span text:style-name="quote.c">« tout le monde étant maintenant d’accord sur la valeur de leur génie »</text:span><text:span text:style-name="T341">.</text:span></text:p>
      <text:p text:style-name="P342">Or, qu’étaient Ghirlandajo,<text:s/>Pérugin<text:s/>et<text:s/>Verrocchio ?<text:s/>Des<text:s/>« peintres sacrés »,<text:s/>dans la<text:s/>« boutique »<text:s/>desquels on peignait tranquillement de douces madones en causant sans doute, aux repos, de choses supérieures. Comment en effet concevoir qu’il en fût autrement ?<text:s/>Ce n’est pas à force de logique froide ou de malice que l’on peut découvrir la radieuse beauté spirituelle que<text:s/>Pérugin, personnellement, infiltra dans la face de ses modèles ;<text:s/>et ce n’est pas, non plus, par simple goût que, comme Ghirlandajo, on peint les célestes jardins. L’Étude de l’antique n’est pour rien en cela ;<text:s/>et fut-il personne de<text:s/>moins antique à cette époque — peut-être — que ces deux maîtres ?</text:p>
      <text:p text:style-name="P343">L’érudition n’entrant en cause ici, c’est donc à l’âme, à l’Esprit qu’il s’en faut remettre de ces progrès rapides de l’élève dans l’application des moyens ;<text:s/>l’élève, par une étude avant tout spirituelle, agrandissait sa conception du voisinage d’un génie ;<text:s/>et la chose est si vraie que c’est plus à l’inspiration du<text:s/>Pérugin<text:s/>qu’à sa méthode que Raphaël ressembla toujours. Ces vieux maîtres vivaient encore de traditions, ils détenaient des secrets ;<text:s/>c’étaient les formules des byzantins insensiblement naturalisées et peu à peu rendues terrestres par l’étude du modèle ;<text:s/>c’étaient aussi leurs propres recherches et la connaissance qu’ils avaient acquise des<text:s/><text:soft-page-break/>sciences naturelles, qui, plus tard, mal employées,<text:s/>« employées trop pour elles-mêmes », furent le signal de la déchéance.</text:p>
      <text:p text:style-name="P344">L’art devenant officiel,<text:s/>« sous les Pontifes et les Princes », l’esprit de gloriole et de rivalité se substitua peu à peu<text:s/>à<text:s/>l’amour. Il se sépara de la Religion et devint une chose de luxe.</text:p>
      <text:p text:style-name="P345">Des intrigants comme Baccio Bandinelli, homme de talent encore, mais surtout homme d’érudition, comme San Gallo, se dressant contre Michel-Ange, l’art est atteint dans son développement et les écoles périclitent.</text:p>
      <text:p text:style-name="Corpsdetexte"><text:span text:style-name="T346">Le culte languissant viendra demander à ces ambitieux la représentation de ses saints mystères, à ces ambitieux plus avides de plaisirs matériels que de pensées profondes, et des maîtresses de peintre deviendront les madones que la foule vénère</text:span><text:span text:style-name="T347"> ;</text:span><text:span text:style-name="T348"><text:s/>et la conception grandiose de Marie sera traînée dans le ruisseau de la beauté vendue. Se ravalant inconsciemment de plus en plus, le peintre s</text:span><text:span text:style-name="T349">’</text:span><text:span text:style-name="T350">adon</text:span><text:span text:style-name="T351">nera lui-même aux saturnales</text:span><text:span text:style-name="T352"><text:note text:note-class="footnote" text:id="_ftn0"><text:note-citation>1</text:note-citation><text:note-body><text:p text:style-name="Notedebasdepage"><text:s/>Cellini nous fait lui-même le récit d’un joyeux festin où il habilla en femme son élève Diego et s’amusa des madrigaux et des baisers que lui adressait la<text:s/>« brigande ».</text:p></text:note-body></text:note></text:span><text:span text:style-name="T353">, aux plaisirs malsains et proscrits, et ne sera plus qu</text:span><text:span text:style-name="T354">’</text:span><text:span text:style-name="T355">un automate singeant toujours les mêmes formes, de son pinceau hâtif</text:span><text:span text:style-name="T356"> :</text:span><text:span text:style-name="T357"><text:s/>c</text:span><text:span text:style-name="T358">’</text:span><text:span text:style-name="T359">est de cette lassitude de ses nuits que naîtront les trucs, les malhonnêtetés, le trompe-l</text:span><text:span text:style-name="T360">’</text:span><text:span text:style-name="T361">œil, le mensonge. Il satisfera à la lubricité de son amateur, il demandera à l</text:span><text:span text:style-name="T362">’</text:span><text:span text:style-name="T363">antiquité morte le secret de ses sataniques séductions. Vénus apparaîtra de nouveau dans ses songeries, mais ce ne sera pas cette Vénus céleste qu</text:span><text:span text:style-name="T364">’</text:span><text:span text:style-name="T365">aimèrent les Socrate et les Platon, non, mais cette Vénus populaire qui vend des lambeaux, de sa chair aux carrefours battus de la flamme des tavernes. Peu à peu l</text:span><text:span text:style-name="T366">’</text:span><text:span text:style-name="T367">effort d</text:span><text:span text:style-name="T368">’</text:span><text:span text:style-name="T369">une remontée de ce fleuve rapide du temps le fatiguera</text:span><text:span text:style-name="T370"> ;</text:span><text:span text:style-name="T371"><text:s/>il tombera dans la peinture, sans équivoque, des scènes modernes — sans en lire le hautain caractère de désespoir ou l</text:span><text:span text:style-name="T372">’</text:span><text:span text:style-name="T373">ardente suggestion d</text:span><text:span text:style-name="T374">’</text:span><text:span text:style-name="T375">enfer</text:span><text:span text:style-name="T376"> ;</text:span><text:span text:style-name="T377"><text:s/>— il s</text:span><text:span text:style-name="T378">’</text:span><text:span text:style-name="T379">enivrera de cette apparence qu</text:span><text:span text:style-name="T380">’</text:span><text:span text:style-name="T381">il appelle la beauté, et qui ne sera plus en ses mains qu</text:span><text:span text:style-name="T382">’</text:span><text:span text:style-name="T383">une forme vide semblable à un ballon qui, dégonflé, traîne à la surface du sol, raclant la boue</text:span><text:span text:style-name="T384"> ;</text:span><text:span text:style-name="T385"><text:s/>il se vouera à l</text:span><text:span text:style-name="T386">’</text:span><text:span text:style-name="T387">à-vau-l</text:span><text:span text:style-name="T388">’</text:span><text:span text:style-name="T389">eau de la mode et des offres</text:span><text:span text:style-name="T390"> ;</text:span><text:span text:style-name="T391"><text:s/>il se prostituera corps et âme au plus cynique des métiers.</text:span></text:p>
      <text:p text:style-name="P392">Jean Antoine Pazzi, dit<text:s/>« il Sodoma », fut appelé dans un couvent pour y peindre la vie de saint Benoît. Or, comme il peignait, il faisait mille folies, racontant aux bons pères les histoires les plus scandaleuses et leur faisant à brûle-pourpoint les propositions les plus incongrues, etc. Inutile de raconter à ce propos toutes les histoires<text:s/>que tout le monde sait, de Marc-Aurèle, de Jules Romain, etc.</text:p>
      <text:p text:style-name="P393">[…]</text:p>
      <text:soft-page-break/>
      <text:h text:style-name="Titre1" text:outline-level="1">Tome XIII, numéro 63, mars 1895</text:h>
      <text:h text:style-name="Titre2" text:outline-level="2">Théâtre et conférences.<text:s/><text:line-break/>Les Escholiers.<text:s/><text:span text:style-name="T394">L’Ami</text:span>, pièce en un acte, de M. Marco Praga (M. A. Thalasso<text:s/><text:span text:style-name="T395">trad.</text:span>)</text:h>
      <text:p text:style-name="term">id : article-1895-03_356</text:p>
      <text:p text:style-name="term">author :<text:s/>Danville, Gaston (1870-1933)</text:p>
      <text:p text:style-name="term">signed :<text:s/>Gaston Danville</text:p>
      <text:p text:style-name="term">section :<text:s/>Théâtre et conférences</text:p>
      <text:p text:style-name="term">title :<text:s/>Les Escholiers.<text:s/><text:span text:style-name="T396">L’Ami</text:span>, pièce en un acte, de M. Marco Praga (M. A. Thalasso<text:s/><text:span text:style-name="T397">trad.</text:span>)</text:p>
      <text:p text:style-name="term">date :<text:s/>1895-03</text:p>
      <text:p text:style-name="term">ref :<text:s/>Tome XIII, numéro 63, mars 1895,<text:s/>p. 351-357 [356-357]</text:p>
      <text:p text:style-name="byline"><text:span text:style-name="T398">Gaston Danville</text:span>.</text:p>
      <text:p text:style-name="bibl">Tome XIII, numéro 63, mars 1895,<text:s/>p. 351-357 [356-357].</text:p>
      <text:p text:style-name="Corpsdetexte"><text:span text:style-name="T399">De la pièce de<text:s/></text:span><text:span text:style-name="T400">M. </text:span><text:span text:style-name="T401">Marco Praga, rien à dire sinon qu</text:span><text:span text:style-name="T402">’</text:span><text:span text:style-name="T403">il faut regretter la brusque conversion d</text:span><text:span text:style-name="T404">’</text:span><text:span text:style-name="T405">une donnée intéressante, et qui eût pu fournir la matière d</text:span><text:span text:style-name="T406">’</text:span><text:span text:style-name="T407">un curieux drame intime, en une situation outrageusement fausse, touchant à l</text:span><text:span text:style-name="T408">’</text:span><text:span text:style-name="T409">invraisemblable. Le comte Georges, chargé par la mère de son ami intime, mort d</text:span><text:span text:style-name="T410">’</text:span><text:span text:style-name="T411">un accident de cheval, de mettre ordre à ses papiers, se rencontre, au moment de l</text:span><text:span text:style-name="T412">’</text:span><text:span text:style-name="T413">accomplissement de cette tâche, avec sa femme, qui fut la maîtresse du marquis et vient pour reprendre ses lettres. La comtesse, dans son trouble, commet fautes sur fautes, au point que son mari, fortement ébranlé, acquiert la définitive certitude en déchirant l</text:span><text:span text:style-name="T414">’</text:span><text:span text:style-name="T415">enveloppe d</text:span><text:span text:style-name="T416">’</text:span><text:span text:style-name="T417">un paquet contenant la dangereuse correspondance, et sur lequel s</text:span><text:span text:style-name="T418">’</text:span><text:span text:style-name="T419">étalait cette maladroite suscription</text:span><text:span text:style-name="T420"> :</text:span><text:span text:style-name="T421"><text:s/></text:span><text:span text:style-name="quote.c">« À brûler sans ouvrir ! »</text:span><text:span text:style-name="T422">… Pourquoi le marquis n</text:span><text:span text:style-name="T423">’</text:span><text:span text:style-name="T424">a-t-il-pas brûlé lui-même</text:span><text:span text:style-name="T425"> ?</text:span></text:p>
      <text:p text:style-name="P426">Sans doute pour permettre à<text:s/>M. Marco Praga un dénouement d’un pathétique douteux.</text:p>
      <text:p text:style-name="P427">Mlle Gerfaut, MM. Paul Clerget et Ch. Krauss tentèrent de rendre acceptable cette histoire pénible.</text:p>
      <text:h text:style-name="Titre1" text:outline-level="1">Tome XIV, numéro 64, avril 1895</text:h>
      <text:h text:style-name="Titre2" text:outline-level="2">Journaux et revues [extrait]</text:h>
      <text:p text:style-name="term">id : article-1895-04_118</text:p>
      <text:p text:style-name="term">author : Vallette, Alfred (1858-1935)</text:p>
      <text:p text:style-name="term">signed :<text:s/>A. Vallette</text:p>
      <text:p text:style-name="term">section :<text:s/>Journaux et revues</text:p>
      <text:p text:style-name="term">title :<text:s/>Journaux et revues [extrait]</text:p>
      <text:p text:style-name="term">date :<text:s/>1895-04</text:p>
      <text:p text:style-name="term">ref :<text:s/>Tome XIV, numéro 64, avril 1895,<text:s/>p. 116-126 [118-120]</text:p>
      <text:p text:style-name="byline">A. Vallette [Alfred Vallette]</text:p>
      <text:soft-page-break/>
      <text:p text:style-name="bibl">Tome XIV, numéro 64, avril 1895, p. 116-126 [118-120].</text:p>
      <text:p text:style-name="P428">[…]</text:p>
      <text:p text:style-name="Corpsdetexte"><text:span text:style-name="T429">Dans la<text:s/></text:span><text:span text:style-name="T430">Revue des Revues<text:s/></text:span><text:span text:style-name="T431">du 15 </text:span><text:span text:style-name="T432">mars, un curieux article du professeur Guillaume Ferrero sur<text:s/></text:span><text:span text:style-name="T433">La Maladie mystique et la Littérature</text:span><text:span text:style-name="T434">.</text:span></text:p>
      <text:p text:style-name="quote">« En dépit des machines, dit<text:s/>M. Ferrero, de la civilisation industrielle et des progrès que les sciences accomplissent sans relâche, le mysticisme déborde de tous les côtés dans la société européenne. Vous le trouvez sous toutes les formes, mysticisme artistique, moral, social, religieux ;<text:s/>dans tous les<text:s/>pays, en Russie, en Allemagne, en Angleterre, même chez ces races latines dont le scepticisme était devenu presque proverbial, comme la France et l’Italie. La littérature et l’art en sont même pénétrés de telle sorte que<text:s/>M. Max Nordau a cru devoir écrire un livre pour combattre cette tendance, qui prêche à l’humanité une évolution à rebours :<text:s/>un retour des hommes civilisés aux idées, aux coutumes, aux institutions des âges primitifs. Çà et là, enfin, on constate des phénomènes sociaux et psychologiques qu’on aurait crus tout à fait impossibles dans une civilisation comme la nôtre et qui cependant réapparaissent, comme un réveil inattendu des siècles passés.</text:p>
      <text:p text:style-name="quote">» Étudiez, par exemple, Tolstoï !<text:s/>On croirait voir en lui le frère de saint François d’Assise. Il n’existe peut-être pas dans l’histoire deux personnalités présentant d’aussi frappantes ressemblances. »</text:p>
      <text:p text:style-name="Corpsdetexte"><text:span text:style-name="T435">M. </text:span><text:span text:style-name="T436">Ferrero poursuit ingénieusement le parallèle, puis il constate que si François d</text:span><text:span text:style-name="T437">’</text:span><text:span text:style-name="T438">Assise bouleversa son temps, Tolstoï,<text:s/></text:span><text:span text:style-name="quote.c">« lu, discuté, admiré, critiqué par des millions d’hommes, n’est suivi par personne</text:span><text:span text:style-name="quote.c"> »</text:span><text:span text:style-name="T439">. Pourquoi</text:span><text:span text:style-name="T440"> ?</text:span><text:span text:style-name="T441"><text:s/>La cause en est au livre,<text:s/></text:span><text:span text:style-name="quote.c">« à tous ces moyens indirects de transmission de la pensée que la civilisation a créés et qui ont ainsi modifié les rapports psychologiques entre maître et disciples</text:span><text:span text:style-name="quote.c"> »</text:span><text:span text:style-name="T442">. Selon<text:s/></text:span><text:span text:style-name="T443">M. </text:span><text:span text:style-name="T444">Ferrero, c</text:span><text:span text:style-name="T445">’</text:span><text:span text:style-name="T446">est l</text:span><text:span text:style-name="T447">’</text:span><text:span text:style-name="T448">exemple donné qui, par sa toute puissante suggestion, exerce le maximum d</text:span><text:span text:style-name="T449">’</text:span><text:span text:style-name="T450">influence, pendant que les autres moyens indirects sont presque inutiles. Et<text:s/></text:span><text:span text:style-name="T451">voilà</text:span><text:span text:style-name="T452"><text:s/>pourquoi saint François fit naître l</text:span><text:span text:style-name="T453">’</text:span><text:span text:style-name="T454">action alors que Tolstoï fait seulement réfléchir.</text:span></text:p>
      <text:p text:style-name="P455">C’est peut-être traiter bien sommairement d’une question qui, croyons-nous, est autrement complexe. La dernière partie de l’article de<text:s/>M. Ferrero est au moins inattendue :<text:s/>la littérature mystique ou<text:s/>« morbide »<text:s/>est un dérivatif qui sauve le monde moderne. Le livre<text:s/>« morbide » y devient</text:p>
      <text:p text:style-name="P456">« la meilleure défense contre ces dangereuses épidémies psychiques qui, dans les âges grossiers et ignorants où n’existait pas le dérivatif de la littérature, ont été une des causes les plus puissantes des troubles sociaux. Il se transforme en remède contre cette contagion dont<text:s/><text:soft-page-break/>il devait être le grand producteur, comme ces bacilles que la médecine moderne injecte pour protéger l’organisme contre la maladie même dont ce bacille est la cause. On lit le livre, on y trouve la satisfaction de ses propres tendances, puis on le ferme, et la société poursuit son existence régulière, sans que rien soit venu déranger sa marche normale vers l’avenir. Je crois qu’avec le nombre immense et toujours croissant de névrosés, d’hystériques, de détraqués, de toqués qui foisonnent dans la société contemporaine, la vie sociale serait souvent troublée de manière profonde par les épidémies psychiques qui éclateraient par instants dans cette foule de demi-malades, si, par bonheur, les livres ne venaient continuellement faire dévier en tendances littéraires leurs penchants anormaux.</text:p>
      <text:p text:style-name="quote">» Écrivez donc, Messieurs les malades de la littérature, symbolistes, préraphaélites, parnassiens, tolstoïstes, mystiques de toute espèce et de toute école !<text:s/>En écrivant des livres malades, vous travaillez à maintenir dans un état de santé relative la société moderne. »</text:p>
      <text:p text:style-name="Corpsdetexte"><text:span text:style-name="T457">Amen</text:span><text:span text:style-name="T458"> !</text:span><text:span text:style-name="T459"><text:s/>— </text:span><text:span text:style-name="T460">On se demande un peu, par exemple, ce que les Parnassiens font dans l</text:span><text:span text:style-name="T461">’</text:span><text:span text:style-name="T462">affaire, et si<text:s/></text:span><text:span text:style-name="T463">M. </text:span><text:span text:style-name="T464">Guillaume Ferrero sait au juste ce que sont les Symbolistes…</text:span></text:p>
      <text:p text:style-name="P465">[…]</text:p>
      <text:h text:style-name="Titre2" text:outline-level="2">Journaux et revues [extrait]</text:h>
      <text:p text:style-name="term">id : article-1895-04_123</text:p>
      <text:p text:style-name="term">author :<text:s/>Gourmont, Remy de (1858-1915)</text:p>
      <text:p text:style-name="term">signed :<text:s/>R. de Gourmont</text:p>
      <text:p text:style-name="term">section :<text:s/>Journaux et revues</text:p>
      <text:p text:style-name="term">title :<text:s/>Journaux et revues [extrait]</text:p>
      <text:p text:style-name="term">date :<text:s/>1895-04</text:p>
      <text:p text:style-name="term">ref :<text:s/>Tome XIV, numéro 64, avril 1895,<text:s/>p. 116-126 [123-124]</text:p>
      <text:p text:style-name="byline"><text:span text:style-name="T466">R. de Gourmont</text:span><text:s/>[Remy de Goumont].</text:p>
      <text:p text:style-name="bibl">Tome XIV, numéro 64, avril 1895,<text:s/>p. 116-126 [123-124].</text:p>
      <text:p text:style-name="P467">[…]</text:p>
      <text:p text:style-name="Corpsdetexte"><text:span text:style-name="T468">Le<text:s/></text:span><text:span text:style-name="T469">Convito</text:span><text:span text:style-name="T470">, — c</text:span><text:span text:style-name="T471">’</text:span><text:span text:style-name="T472">est une nouvelle revue de grand luxe et de belle littérature que, sous la direction de<text:s/></text:span><text:span text:style-name="T473">M. </text:span><text:span text:style-name="T474">d</text:span><text:span text:style-name="T475">’</text:span><text:span text:style-name="T476">Annunzio, publie à Rome l</text:span><text:span text:style-name="T477">’</text:span><text:span text:style-name="T478">éditeur Adolfo de Bosis</text:span><text:span text:style-name="T479"> ;</text:span><text:span text:style-name="T480"><text:s/>elle paraîtr</text:span><text:span text:style-name="T481">a durant une seule année, en 12 fascicules de 80 </text:span><text:span text:style-name="T482">pages gr. in-4</text:span><text:span text:style-name="T483">0</text:span><text:span text:style-name="T484">, sur merveilleux vergé à la cuve timbré au sceau du<text:s/></text:span><text:span text:style-name="T485">Convito</text:span><text:span text:style-name="T486">, et ornée de riches planches d</text:span><text:span text:style-name="T487">’</text:span><text:span text:style-name="T488">art.<text:s/></text:span><text:span text:style-name="T489">M. </text:span><text:span text:style-name="T490">d</text:span><text:span text:style-name="T491">’</text:span><text:span text:style-name="T492">Annunzio y publie un nouveau roman,<text:s/></text:span><text:span text:style-name="T493">Les Vierges aux rochers</text:span><text:span text:style-name="T494">, avec ce<text:s/></text:span><text:span text:style-name="T495">motto</text:span><text:span text:style-name="T496"><text:s/>de Léonard de Vinci</text:span><text:span text:style-name="T497"> :</text:span><text:span text:style-name="T498"><text:s/></text:span><text:span text:style-name="quote.c">« Je ferai une fiction qui signifiera des choses grandes »</text:span><text:span text:style-name="T499">. Autre pensée de Léonard épinglée au premier chapitre</text:span><text:span text:style-name="T500"> :</text:span><text:span text:style-name="T501"><text:s/></text:span><text:span text:style-name="quote.c">« On ne peut avoir de plus grande seigneurie que celle de soi-même »</text:span><text:span text:style-name="T502">. Voici, pour donner une idée de l</text:span><text:span text:style-name="T503">’</text:span><text:span text:style-name="T504">esprit du<text:s/></text:span><text:span text:style-name="T505">Convito</text:span><text:span text:style-name="T506">, l</text:span><text:span text:style-name="T507">’</text:span><text:span text:style-name="T508">analyse de la préface,<text:s/></text:span><text:span text:style-name="T509">Prœ</text:span><text:span text:style-name="T510">mio</text:span><text:span text:style-name="T511"> :</text:span></text:p>
      <text:p text:style-name="quote">Quelques artistes, unis par un commun culte sincère et fervent pour toutes les plus nobles<text:s/><text:soft-page-break/>formes de l’art, se proposent de publier leurs œuvres en un recueil imprimé avec cette élégante simplicité qui est la parure et la décence des belles images et des claires pensées. Ils ne se dissimulent pas les difficultés qu’ils vont rencontrer, en un temps où semble aboli le culte des choses intellectuelles, et même ils les affrontent, car ils n’entendent pas se confiner dans les offices secrets ou les occultes messes mystiques :<text:s/>c’est en plein soleil qu’ils cultiveront, voulant en boire et faire boire le vin, la vieille vigne italique.</text:p>
      <text:p text:style-name="quote">L’Italie pourtant semble revenue aux plus obscurs temps des lourdes invasions, quand les Barbares abattaient tous les simulacres de la Beauté et détruisaient tous les vestiges de la Pensée. La différence est que la barbarie d’aujourd’hui est plus vile que celle que grandissait au moins la force de ses aveugles violences Notre barbarie n’est pas un ouragan d’éclairs et d’incendies, c’est une lente avalanche de marécageuses putridités : — et pour comble de honte ce ruisseau de boue a pour source Rome, cette troisième Rome qui devait se lever comme une gloire d’amour et qui croupit cloaculaire.</text:p>
      <text:p text:style-name="Corpsdetexte"><text:span text:style-name="T512">Après avoir exposé les causes de cette abjection, le<text:s/></text:span><text:span text:style-name="T513">Convito<text:s/></text:span><text:span text:style-name="T514">ajoute</text:span><text:span text:style-name="T515"> :</text:span><text:span text:style-name="T516"><text:s/></text:span></text:p>
      <text:p text:style-name="quote">Il y a encore des hommes qui vivent et qui ne désespèrent pas, confiants dans la force ascendante de l’idéalité des pères, dans le pouvoir indestructible de la Beauté, dans la souveraine dignité de l’esprit, dans la nécessité des hiérarchies intellectuelles, et enfin dans l’efficacité de la parole. Ils veulent en cette Rome si triste, où jadis, par les rues papales, on portait<text:s/>en procession les beaux marbres païens avec la même joie que le corps d’un protomartyr, — ils veulent qu’on y revoie et qu’on y acclame le triomphe de<text:s/><text:span text:style-name="T517">Venus Victrix</text:span> ;<text:s/>et, vainqueurs ou vaincus, ils auront laissé trace de leur lutte. Le<text:s/><text:span text:style-name="T518">Convito<text:s/></text:span>sera le char de triomphe ou le mausolée de ceux qui auront courageusement défendu contre les Barbares les pénates intellectuelles de l’esprit latin.</text:p>
      <text:h text:style-name="Titre1" text:outline-level="1">Tome XV, numéro 69, septembre 1895</text:h>
      <text:h text:style-name="Titre2" text:outline-level="2">La Passion de l’art [extraits]</text:h>
      <text:p text:style-name="term">id : article-1895-09_312</text:p>
      <text:p text:style-name="term">author : Bernard, Émile (1868-1941)</text:p>
      <text:p text:style-name="term">signed :<text:s/>Émile Bernard</text:p>
      <text:p text:style-name="term">section :<text:s/>none</text:p>
      <text:p text:style-name="term">title :<text:s/>La Passion de l’art [extraits]</text:p>
      <text:p text:style-name="term">date :<text:s/>1895-09</text:p>
      <text:p text:style-name="term">ref :<text:s/>Tome XV, numéro 69, septembre 1895,<text:s/>p. 308-319 [312-313, 319]</text:p>
      <text:p text:style-name="byline"><text:span text:style-name="T519">Émile Bernard</text:span>.</text:p>
      <text:p text:style-name="bibl">Tome XV, numéro 69, septembre 1895,<text:s/>p. 308-319 [312-313, 319].</text:p>
      <text:p text:style-name="P520">[…]</text:p>
      <text:soft-page-break/>
      <text:p text:style-name="ab">§</text:p>
      <text:p text:style-name="Corpsdetexte">Les Romains, peuple guerrier, étaient peu aptes à l’art.</text:p>
      <text:p text:style-name="P521">Ils lui donnèrent pourtant une empreinte nouvelle :<text:s/>le portrait.</text:p>
      <text:p text:style-name="P522">Ce peuple avait coutume de promener aux pompes funèbres les portraits de la famille, de là ce développement.</text:p>
      <text:p text:style-name="P523">Les Étrusques furent les premiers artistes que virent les Romains, mais rien n’indique que l’art qu’ils pratiquaient fût très vénéré ni très aimé.</text:p>
      <text:p text:style-name="P524">Ce n’est que très tard, après la conquête de la Grèce, qu’ils commencèrent à se préoccuper de la beauté ;<text:s/>ils transportèrent d’abord les statues et les peintures de Syracuse, de Capoue, de Corinthe, de Carthage. Après la conquête de l’Asie mineure, Rome, étant devenue maîtresse du monde, commença seulement à élever elle-même des monuments ;<text:s/>ce fut l’architecture qui la première essora.</text:p>
      <text:p text:style-name="P525">Certes, plusieurs de ces édifices furent grandioses, tel le Colysée, tel le palais des Césars dont on voit encore les ruines, tel le théâtre de Pompée, avec son portique de 100 colonnes dont les intervalles étaient ornés de voiles attaliques. Sous Auguste, la Rome de marbre remplaça celle de briques, mais à part quelques statues rien n’indique chez les Romains un sentiment de divinité ou de passion.</text:p>
      <text:p text:style-name="P526">La tyrannie plane partout, le mauvais goût bourgeois aussi.</text:p>
      <text:p text:style-name="P527">Dès lors, ce n’est plus qu’une orgie où sombrent les, restants de l’art grec sous l’iconoclastie des Caligula et des Tibère.</text:p>
      <text:p text:style-name="P528">Néron, ce monstre fait homme, se croyant Dieu, veut se glorifier dans un colosse ;<text:s/>seules la colonne trajane et la statue équestre de Marc-Aurèle indiquent que quelques artistes vivent encore.</text:p>
      <text:p text:style-name="P529">Les Romains, dans leur triomphe, ne furent que des iconoclastes et des rhéteurs. À Rome, bien dire valait mieux que bien faire. La vulgarité de ce peuple est peinte sur ces têtes sinistres qui garnissent les musées pour la glorification des Césars. Allez les voir, car elles racontent leur histoire.</text:p>
      <text:p text:style-name="Corpsdetexte">[…]</text:p>
      <text:p text:style-name="label">NOTE</text:p>
      <text:p text:style-name="P530">Ce serait, il nous semble, un oubli grave de ne pas écrire ici le nom de la noble famille des<text:s/><text:soft-page-break/>Médicis. Je laisse à son sujet la parole à Alexandre Dumas père, auteur d’un volume sur elle :</text:p>
      <text:p text:style-name="quote">« Mais c’est qu’il faut le dire, l’art s’est développé et est tombé avec cette famille, et, chose étrange, a subi toutes les variations qu’elle eut à subir… etc.</text:p>
      <text:p text:style-name="quote">» Ainsi, avec la grandeur ascendante d’Avérard, de Jean de Bicci et de Côme, le père de la patrie, l’art monte avec Cimabue, Giotto, Masaccio ;<text:s/>avec Laurent le Magnifique, l’art fait une pause pour représenter des forces :<text:s/>Léonard de Vinci, Fra Bartholomeo, Michel-Ange, Titien, Raphaël, André del Sarto naissent ; sous Léon X, tout ce qui promettait tient, tout ce qui était fleur devient fruit ;<text:s/>sous Côme I<text:span text:style-name="T531">er</text:span><text:s/>arrivé au sommet de la puissance, l’art arrive à son apogée, et l’art et les Médicis, ne pouvant plus monter, commençant à descendre : les Médicis avec Ferdinand I<text:span text:style-name="T532">er</text:span>, Côme II et Ferdinand II ;<text:s/>l’art avec Vasari, le Barroccio, l’Allori, Jean de San Giovanni et Mathieu Rosselli ;<text:s/>jusqu’à ce qu’enfin ils tombent ensemble, l’art avec les Gabbiani et les<text:s/>Dandini, les Médicis avec Côme III et Jean Gaston.</text:p>
      <text:p text:style-name="quote">« Mais les Médicis — ajoute Dumas père — dorment en paix dans leurs tombeaux de marbre et de porphyre ;<text:s/>car ils ont plus fait pour la gloire du monde que n’avaient jamais fait avant eux, et que ne firent jamais depuis, ni princes, ni rois, ni empereurs. »</text:p>
      <text:p text:style-name="bibl">(<text:span text:style-name="T533">Les Médicis</text:span>, édition Michel Lévy, pages 268 et 269.)</text:p>
      <text:p text:style-name="quote">» Lorsque Dante quitta Florence, il se réfugia au château de Cane della Scala-Gibelin. Voici ce que dit Sagacius Mutius Ganata sur ce château et l’hospitalité que l’on y recevait :<text:s/>“Ceux qui venaient au château avaient différents appartements selon leurs diverses conditions, et à chacun le magnifique seigneur avait donné des valets et une table splendide ;<text:s/>les diverses chambres étaient indiquées par des devises et des symboles divins :<text:s/>la Victoire pour les guerriers, l’Espérance pour les proscrits, les Muses pour les poètes, Mercure pour la peinture, le Paradis pour les gens d’église, et pendant les repas des bouffons, des musiciens et des joueurs de gobelets parcouraient les appartements.</text:p>
      <text:p text:style-name="quote">» Les salles étaient peintes par Giotto et les sujets qu’il avait traités avaient rapport aux vicissitudes de la fortune humaine. Le seigneur traitait à sa table Dante Alighieri, homme très illustre alors, et qu’il vénérait à cause de son génie.” »</text:p>
      <text:p text:style-name="bibl">(<text:span text:style-name="T534">Une année à Florence</text:span>, édition Michel Lévy, page 19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Corpsdetexte" style:display-name="Corps de texte" style:family="paragraph" style:parent-style-name="Normal">
      <style:paragraph-properties fo:widows="0" fo:orphans="0" fo:text-align="justify" fo:margin-bottom="0.0833in" fo:line-height="150%" fo:text-indent="0.1666in"/>
      <style:text-properties style:font-name="Times New Roman" style:font-name-asian="SimSun" style:font-name-complex="Mangal" fo:font-size="12pt" style:font-size-asian="12pt" style:font-size-complex="12pt" style:language-asian="zh" style:country-asian="CN" style:language-complex="hi" style:country-complex="IN"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quote.c" style:display-name="&lt;quote.c&gt;" style:family="text" style:parent-style-name="Policepardéfaut">
      <style:text-properties fo:color="#0070C0"/>
    </style:style>
    <style:style style:name="Notedebasdepage" style:display-name="Note de bas de page" style:family="paragraph" style:parent-style-name="Normal">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zh" style:country-asian="CN"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font-size="11pt" style:font-size-asian="11pt"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Appelnotedebasdep." style:display-name="Appel note de bas de p." style:family="text" style:parent-style-name="Policepardéfaut">
      <style:text-properties style:text-position="super 63.6%"/>
    </style:style>
    <style:style style:name="term" style:display-name="term" style:family="paragraph" style:parent-style-name="Normal">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7T14:29:00Z</meta:creation-date>
    <dc:date>2018-12-17T14:29:00Z</dc:date>
    <meta:template xlink:href="Normal.dotm" xlink:type="simple"/>
    <meta:editing-cycles>2</meta:editing-cycles>
    <meta:editing-duration>PT0S</meta:editing-duration>
    <meta:document-statistic meta:page-count="15" meta:paragraph-count="71" meta:word-count="5538" meta:character-count="35930" meta:row-count="253" meta:non-whitespace-character-count="30463"/>
  </office:meta>
</office:document-meta>
</file>